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Grande" svg:font-family="'Lucida Grande', Tahoma, Verdana, Arial, sans-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398cm" fo:margin-left="0.397cm" table:align="left"/>
    </style:style>
    <style:style style:name="Table1.A" style:family="table-column">
      <style:table-column-properties style:column-width="0.531cm"/>
    </style:style>
    <style:style style:name="Table1.B" style:family="table-column">
      <style:table-column-properties style:column-width="9.867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2.995cm" fo:margin-left="0.397cm" table:align="left"/>
    </style:style>
    <style:style style:name="Table2.A" style:family="table-column">
      <style:table-column-properties style:column-width="0.531cm"/>
    </style:style>
    <style:style style:name="Table2.B" style:family="table-column">
      <style:table-column-properties style:column-width="2.464cm"/>
    </style:style>
    <style:style style:name="Table2.A1" style:family="table-cell">
      <style:table-cell-properties style:vertical-align="middle" fo:padding="0cm" fo:border="none"/>
    </style:style>
    <style:style style:name="Table3" style:family="table">
      <style:table-properties style:width="12.178cm" fo:margin-left="0.397cm" table:align="left"/>
    </style:style>
    <style:style style:name="Table3.A" style:family="table-column">
      <style:table-column-properties style:column-width="0.531cm"/>
    </style:style>
    <style:style style:name="Table3.B" style:family="table-column">
      <style:table-column-properties style:column-width="11.647cm"/>
    </style:style>
    <style:style style:name="Table3.A1" style:family="table-cell">
      <style:table-cell-properties style:vertical-align="middle" fo:padding="0cm" fo:border="none"/>
    </style:style>
    <style:style style:name="Table4" style:family="table">
      <style:table-properties style:width="3.558cm" fo:margin-left="0.397cm" table:align="left"/>
    </style:style>
    <style:style style:name="Table4.A" style:family="table-column">
      <style:table-column-properties style:column-width="0.531cm"/>
    </style:style>
    <style:style style:name="Table4.B" style:family="table-column">
      <style:table-column-properties style:column-width="3.027cm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5.632cm" fo:margin-left="0.397cm" table:align="left"/>
    </style:style>
    <style:style style:name="Table5.A" style:family="table-column">
      <style:table-column-properties style:column-width="0.531cm"/>
    </style:style>
    <style:style style:name="Table5.B" style:family="table-column">
      <style:table-column-properties style:column-width="5.101cm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3.669cm" fo:margin-left="0.397cm" table:align="left"/>
    </style:style>
    <style:style style:name="Table6.A" style:family="table-column">
      <style:table-column-properties style:column-width="0.531cm"/>
    </style:style>
    <style:style style:name="Table6.B" style:family="table-column">
      <style:table-column-properties style:column-width="3.138cm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2.891cm" fo:margin-left="0.397cm" table:align="left"/>
    </style:style>
    <style:style style:name="Table7.A" style:family="table-column">
      <style:table-column-properties style:column-width="0.531cm"/>
    </style:style>
    <style:style style:name="Table7.B" style:family="table-column">
      <style:table-column-properties style:column-width="12.36cm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2.404cm" fo:margin-left="0.397cm" table:align="left"/>
    </style:style>
    <style:style style:name="Table8.A" style:family="table-column">
      <style:table-column-properties style:column-width="0.531cm"/>
    </style:style>
    <style:style style:name="Table8.B" style:family="table-column">
      <style:table-column-properties style:column-width="1.873cm"/>
    </style:style>
    <style:style style:name="Table8.A1" style:family="table-cell">
      <style:table-cell-properties style:vertical-align="middle" fo:padding="0cm" fo:border="none"/>
    </style:style>
    <style:style style:name="Table9" style:family="table">
      <style:table-properties style:width="4.018cm" fo:margin-left="0.397cm" table:align="left"/>
    </style:style>
    <style:style style:name="Table9.A" style:family="table-column">
      <style:table-column-properties style:column-width="0.531cm"/>
    </style:style>
    <style:style style:name="Table9.B" style:family="table-column">
      <style:table-column-properties style:column-width="3.487cm"/>
    </style:style>
    <style:style style:name="Table9.A1" style:family="table-cell">
      <style:table-cell-properties style:vertical-align="middle" fo:padding="0cm" fo:border="none"/>
    </style:style>
    <style:style style:name="Table10" style:family="table">
      <style:table-properties style:width="4.81cm" fo:margin-left="0.397cm" table:align="left"/>
    </style:style>
    <style:style style:name="Table10.A" style:family="table-column">
      <style:table-column-properties style:column-width="0.531cm"/>
    </style:style>
    <style:style style:name="Table10.B" style:family="table-column">
      <style:table-column-properties style:column-width="4.279cm"/>
    </style:style>
    <style:style style:name="Table10.A1" style:family="table-cell">
      <style:table-cell-properties style:vertical-align="middle" fo:padding="0cm" fo:border="none"/>
    </style:style>
    <style:style style:name="Table11" style:family="table">
      <style:table-properties style:width="6.653cm" fo:margin-left="0.397cm" table:align="left"/>
    </style:style>
    <style:style style:name="Table11.A" style:family="table-column">
      <style:table-column-properties style:column-width="0.531cm"/>
    </style:style>
    <style:style style:name="Table11.B" style:family="table-column">
      <style:table-column-properties style:column-width="6.122cm"/>
    </style:style>
    <style:style style:name="Table11.A1" style:family="table-cell">
      <style:table-cell-properties style:vertical-align="middle" fo:padding="0cm" fo:border="none"/>
    </style:style>
    <style:style style:name="Table12" style:family="table">
      <style:table-properties style:width="7.161cm" fo:margin-left="0.397cm" table:align="left"/>
    </style:style>
    <style:style style:name="Table12.A" style:family="table-column">
      <style:table-column-properties style:column-width="0.531cm"/>
    </style:style>
    <style:style style:name="Table12.B" style:family="table-column">
      <style:table-column-properties style:column-width="6.63cm"/>
    </style:style>
    <style:style style:name="Table12.A1" style:family="table-cell">
      <style:table-cell-properties style:vertical-align="middle" fo:padding="0cm" fo:border="none"/>
    </style:style>
    <style:style style:name="Table13" style:family="table">
      <style:table-properties style:width="5.369cm" fo:margin-left="0.397cm" table:align="left"/>
    </style:style>
    <style:style style:name="Table13.A" style:family="table-column">
      <style:table-column-properties style:column-width="0.531cm"/>
    </style:style>
    <style:style style:name="Table13.B" style:family="table-column">
      <style:table-column-properties style:column-width="4.838cm"/>
    </style:style>
    <style:style style:name="Table13.A1" style:family="table-cell">
      <style:table-cell-properties style:vertical-align="middle" fo:padding="0cm" fo:border="none"/>
    </style:style>
    <style:style style:name="Table14" style:family="table">
      <style:table-properties style:width="5.135cm" fo:margin-left="0.397cm" table:align="left"/>
    </style:style>
    <style:style style:name="Table14.A" style:family="table-column">
      <style:table-column-properties style:column-width="0.531cm"/>
    </style:style>
    <style:style style:name="Table14.B" style:family="table-column">
      <style:table-column-properties style:column-width="4.604cm"/>
    </style:style>
    <style:style style:name="Table14.A1" style:family="table-cell">
      <style:table-cell-properties style:vertical-align="middle" fo:padding="0cm" fo:border="none"/>
    </style:style>
    <style:style style:name="Table15" style:family="table">
      <style:table-properties style:width="6.929cm" fo:margin-left="0.397cm" table:align="left"/>
    </style:style>
    <style:style style:name="Table15.A" style:family="table-column">
      <style:table-column-properties style:column-width="0.531cm"/>
    </style:style>
    <style:style style:name="Table15.B" style:family="table-column">
      <style:table-column-properties style:column-width="6.398cm"/>
    </style:style>
    <style:style style:name="Table15.A1" style:family="table-cell">
      <style:table-cell-properties style:vertical-align="middle" fo:padding="0cm" fo:border="none"/>
    </style:style>
    <style:style style:name="Table16" style:family="table">
      <style:table-properties style:width="5.652cm" fo:margin-left="0.397cm" table:align="left"/>
    </style:style>
    <style:style style:name="Table16.A" style:family="table-column">
      <style:table-column-properties style:column-width="0.531cm"/>
    </style:style>
    <style:style style:name="Table16.B" style:family="table-column">
      <style:table-column-properties style:column-width="5.121cm"/>
    </style:style>
    <style:style style:name="Table16.A1" style:family="table-cell">
      <style:table-cell-properties style:vertical-align="middle" fo:padding="0cm" fo:border="none"/>
    </style:style>
    <style:style style:name="Table17" style:family="table">
      <style:table-properties style:width="1.856cm" fo:margin-left="0.397cm" table:align="left"/>
    </style:style>
    <style:style style:name="Table17.A" style:family="table-column">
      <style:table-column-properties style:column-width="0.531cm"/>
    </style:style>
    <style:style style:name="Table17.B" style:family="table-column">
      <style:table-column-properties style:column-width="1.325cm"/>
    </style:style>
    <style:style style:name="Table17.A1" style:family="table-cell">
      <style:table-cell-properties style:vertical-align="middle" fo:padding="0cm" fo:border="none"/>
    </style:style>
    <style:style style:name="Table18" style:family="table">
      <style:table-properties style:width="3.216cm" fo:margin-left="0.397cm" table:align="left"/>
    </style:style>
    <style:style style:name="Table18.A" style:family="table-column">
      <style:table-column-properties style:column-width="0.531cm"/>
    </style:style>
    <style:style style:name="Table18.B" style:family="table-column">
      <style:table-column-properties style:column-width="2.685cm"/>
    </style:style>
    <style:style style:name="Table18.A1" style:family="table-cell">
      <style:table-cell-properties style:vertical-align="middle" fo:padding="0cm" fo:border="none"/>
    </style:style>
    <style:style style:name="Table19" style:family="table">
      <style:table-properties style:width="8.289cm" fo:margin-left="0.397cm" table:align="left"/>
    </style:style>
    <style:style style:name="Table19.A" style:family="table-column">
      <style:table-column-properties style:column-width="0.531cm"/>
    </style:style>
    <style:style style:name="Table19.B" style:family="table-column">
      <style:table-column-properties style:column-width="7.758cm"/>
    </style:style>
    <style:style style:name="Table19.A1" style:family="table-cell">
      <style:table-cell-properties style:vertical-align="middle" fo:padding="0cm" fo:border="none"/>
    </style:style>
    <style:style style:name="Table20" style:family="table">
      <style:table-properties style:width="4.251cm" fo:margin-left="0.397cm" table:align="left"/>
    </style:style>
    <style:style style:name="Table20.A" style:family="table-column">
      <style:table-column-properties style:column-width="0.531cm"/>
    </style:style>
    <style:style style:name="Table20.B" style:family="table-column">
      <style:table-column-properties style:column-width="3.72cm"/>
    </style:style>
    <style:style style:name="Table20.A1" style:family="table-cell">
      <style:table-cell-properties style:vertical-align="middle" fo:padding="0cm" fo:border="none"/>
    </style:style>
    <style:style style:name="Table21" style:family="table">
      <style:table-properties style:width="4.5cm" fo:margin-left="0.397cm" table:align="left"/>
    </style:style>
    <style:style style:name="Table21.A" style:family="table-column">
      <style:table-column-properties style:column-width="0.531cm"/>
    </style:style>
    <style:style style:name="Table21.B" style:family="table-column">
      <style:table-column-properties style:column-width="3.969cm"/>
    </style:style>
    <style:style style:name="Table21.A1" style:family="table-cell">
      <style:table-cell-properties style:vertical-align="middle" fo:padding="0cm" fo:border="none"/>
    </style:style>
    <style:style style:name="Table22" style:family="table">
      <style:table-properties style:width="3.667cm" fo:margin-left="0.397cm" table:align="left"/>
    </style:style>
    <style:style style:name="Table22.A" style:family="table-column">
      <style:table-column-properties style:column-width="0.531cm"/>
    </style:style>
    <style:style style:name="Table22.B" style:family="table-column">
      <style:table-column-properties style:column-width="3.136cm"/>
    </style:style>
    <style:style style:name="Table22.A1" style:family="table-cell">
      <style:table-cell-properties style:vertical-align="middle" fo:padding="0cm" fo:border="none"/>
    </style:style>
    <style:style style:name="Table23" style:family="table">
      <style:table-properties style:width="4.81cm" fo:margin-left="0.397cm" table:align="left"/>
    </style:style>
    <style:style style:name="Table23.A" style:family="table-column">
      <style:table-column-properties style:column-width="0.531cm"/>
    </style:style>
    <style:style style:name="Table23.B" style:family="table-column">
      <style:table-column-properties style:column-width="4.279cm"/>
    </style:style>
    <style:style style:name="Table23.A1" style:family="table-cell">
      <style:table-cell-properties style:vertical-align="middle" fo:padding="0cm" fo:border="none"/>
    </style:style>
    <style:style style:name="Table24" style:family="table">
      <style:table-properties style:width="5.161cm" fo:margin-left="0.397cm" table:align="left"/>
    </style:style>
    <style:style style:name="Table24.A" style:family="table-column">
      <style:table-column-properties style:column-width="0.531cm"/>
    </style:style>
    <style:style style:name="Table24.B" style:family="table-column">
      <style:table-column-properties style:column-width="4.63cm"/>
    </style:style>
    <style:style style:name="Table24.A1" style:family="table-cell">
      <style:table-cell-properties style:vertical-align="middle" fo:padding="0cm" fo:border="none"/>
    </style:style>
    <style:style style:name="Table25" style:family="table">
      <style:table-properties style:width="4.337cm" fo:margin-left="0.397cm" table:align="left"/>
    </style:style>
    <style:style style:name="Table25.A" style:family="table-column">
      <style:table-column-properties style:column-width="0.531cm"/>
    </style:style>
    <style:style style:name="Table25.B" style:family="table-column">
      <style:table-column-properties style:column-width="3.806cm"/>
    </style:style>
    <style:style style:name="Table25.A1" style:family="table-cell">
      <style:table-cell-properties style:vertical-align="middle" fo:padding="0cm" fo:border="none"/>
    </style:style>
    <style:style style:name="Table26" style:family="table">
      <style:table-properties style:width="4.526cm" fo:margin-left="0.397cm" table:align="left"/>
    </style:style>
    <style:style style:name="Table26.A" style:family="table-column">
      <style:table-column-properties style:column-width="0.531cm"/>
    </style:style>
    <style:style style:name="Table26.B" style:family="table-column">
      <style:table-column-properties style:column-width="3.995cm"/>
    </style:style>
    <style:style style:name="Table26.A1" style:family="table-cell">
      <style:table-cell-properties style:vertical-align="middle" fo:padding="0cm" fo:border="none"/>
    </style:style>
    <style:style style:name="Table27" style:family="table">
      <style:table-properties style:width="2.041cm" fo:margin-left="0.397cm" table:align="left"/>
    </style:style>
    <style:style style:name="Table27.A" style:family="table-column">
      <style:table-column-properties style:column-width="0.531cm"/>
    </style:style>
    <style:style style:name="Table27.B" style:family="table-column">
      <style:table-column-properties style:column-width="1.51cm"/>
    </style:style>
    <style:style style:name="Table27.A1" style:family="table-cell">
      <style:table-cell-properties style:vertical-align="middle" fo:padding="0cm" fo:border="none"/>
    </style:style>
    <style:style style:name="Table28" style:family="table">
      <style:table-properties style:width="3.014cm" fo:margin-left="0.397cm" table:align="left"/>
    </style:style>
    <style:style style:name="Table28.A" style:family="table-column">
      <style:table-column-properties style:column-width="0.531cm"/>
    </style:style>
    <style:style style:name="Table28.B" style:family="table-column">
      <style:table-column-properties style:column-width="2.484cm"/>
    </style:style>
    <style:style style:name="Table28.A1" style:family="table-cell">
      <style:table-cell-properties style:vertical-align="middle" fo:padding="0cm" fo:border="none"/>
    </style:style>
    <style:style style:name="Table29" style:family="table">
      <style:table-properties style:width="3.501cm" fo:margin-left="0.397cm" table:align="left"/>
    </style:style>
    <style:style style:name="Table29.A" style:family="table-column">
      <style:table-column-properties style:column-width="0.531cm"/>
    </style:style>
    <style:style style:name="Table29.B" style:family="table-column">
      <style:table-column-properties style:column-width="2.97cm"/>
    </style:style>
    <style:style style:name="Table29.A1" style:family="table-cell">
      <style:table-cell-properties style:vertical-align="middle" fo:padding="0cm" fo:border="none"/>
    </style:style>
    <style:style style:name="Table30" style:family="table">
      <style:table-properties style:width="5.729cm" fo:margin-left="0.397cm" table:align="left"/>
    </style:style>
    <style:style style:name="Table30.A" style:family="table-column">
      <style:table-column-properties style:column-width="0.531cm"/>
    </style:style>
    <style:style style:name="Table30.B" style:family="table-column">
      <style:table-column-properties style:column-width="5.198cm"/>
    </style:style>
    <style:style style:name="Table30.A1" style:family="table-cell">
      <style:table-cell-properties style:vertical-align="middle" fo:padding="0cm" fo:border="none"/>
    </style:style>
    <style:style style:name="Table31" style:family="table">
      <style:table-properties style:width="15.381cm" fo:margin-left="0.397cm" table:align="left"/>
    </style:style>
    <style:style style:name="Table31.A" style:family="table-column">
      <style:table-column-properties style:column-width="0.531cm"/>
    </style:style>
    <style:style style:name="Table31.B" style:family="table-column">
      <style:table-column-properties style:column-width="14.85cm"/>
    </style:style>
    <style:style style:name="Table31.A1" style:family="table-cell">
      <style:table-cell-properties style:vertical-align="middle" fo:padding="0cm" fo:border="none"/>
    </style:style>
    <style:style style:name="Table32" style:family="table">
      <style:table-properties style:width="2.764cm" fo:margin-left="0.397cm" table:align="left"/>
    </style:style>
    <style:style style:name="Table32.A" style:family="table-column">
      <style:table-column-properties style:column-width="0.531cm"/>
    </style:style>
    <style:style style:name="Table32.B" style:family="table-column">
      <style:table-column-properties style:column-width="2.233cm"/>
    </style:style>
    <style:style style:name="Table32.A1" style:family="table-cell">
      <style:table-cell-properties style:vertical-align="middle" fo:padding="0cm" fo:border="none"/>
    </style:style>
    <style:style style:name="Table33" style:family="table">
      <style:table-properties style:width="2.813cm" fo:margin-left="0.397cm" table:align="left"/>
    </style:style>
    <style:style style:name="Table33.A" style:family="table-column">
      <style:table-column-properties style:column-width="0.531cm"/>
    </style:style>
    <style:style style:name="Table33.B" style:family="table-column">
      <style:table-column-properties style:column-width="2.282cm"/>
    </style:style>
    <style:style style:name="Table33.A1" style:family="table-cell">
      <style:table-cell-properties style:vertical-align="middle" fo:padding="0cm" fo:border="none"/>
    </style:style>
    <style:style style:name="Table34" style:family="table">
      <style:table-properties style:width="5.514cm" fo:margin-left="0.397cm" table:align="left"/>
    </style:style>
    <style:style style:name="Table34.A" style:family="table-column">
      <style:table-column-properties style:column-width="0.531cm"/>
    </style:style>
    <style:style style:name="Table34.B" style:family="table-column">
      <style:table-column-properties style:column-width="4.983cm"/>
    </style:style>
    <style:style style:name="Table34.A1" style:family="table-cell">
      <style:table-cell-properties style:vertical-align="middle" fo:padding="0cm" fo:border="none"/>
    </style:style>
    <style:style style:name="Table35" style:family="table">
      <style:table-properties style:width="5.017cm" fo:margin-left="0.397cm" table:align="left"/>
    </style:style>
    <style:style style:name="Table35.A" style:family="table-column">
      <style:table-column-properties style:column-width="0.531cm"/>
    </style:style>
    <style:style style:name="Table35.B" style:family="table-column">
      <style:table-column-properties style:column-width="4.486cm"/>
    </style:style>
    <style:style style:name="Table35.A1" style:family="table-cell">
      <style:table-cell-properties style:vertical-align="middle" fo:padding="0cm" fo:border="none"/>
    </style:style>
    <style:style style:name="Table36" style:family="table">
      <style:table-properties style:width="2.602cm" fo:margin-left="0.397cm" table:align="left"/>
    </style:style>
    <style:style style:name="Table36.A" style:family="table-column">
      <style:table-column-properties style:column-width="0.531cm"/>
    </style:style>
    <style:style style:name="Table36.B" style:family="table-column">
      <style:table-column-properties style:column-width="2.071cm"/>
    </style:style>
    <style:style style:name="Table36.A1" style:family="table-cell">
      <style:table-cell-properties style:vertical-align="middle" fo:padding="0cm" fo:border="none"/>
    </style:style>
    <style:style style:name="Table37" style:family="table">
      <style:table-properties style:width="4.81cm" fo:margin-left="0.397cm" table:align="left"/>
    </style:style>
    <style:style style:name="Table37.A" style:family="table-column">
      <style:table-column-properties style:column-width="0.531cm"/>
    </style:style>
    <style:style style:name="Table37.B" style:family="table-column">
      <style:table-column-properties style:column-width="4.279cm"/>
    </style:style>
    <style:style style:name="Table37.A1" style:family="table-cell">
      <style:table-cell-properties style:vertical-align="middle" fo:padding="0cm" fo:border="none"/>
    </style:style>
    <style:style style:name="Table38" style:family="table">
      <style:table-properties style:width="3.36cm" fo:margin-left="0.397cm" table:align="left"/>
    </style:style>
    <style:style style:name="Table38.A" style:family="table-column">
      <style:table-column-properties style:column-width="0.531cm"/>
    </style:style>
    <style:style style:name="Table38.B" style:family="table-column">
      <style:table-column-properties style:column-width="2.829cm"/>
    </style:style>
    <style:style style:name="Table38.A1" style:family="table-cell">
      <style:table-cell-properties style:vertical-align="middle" fo:padding="0cm" fo:border="none"/>
    </style:style>
    <style:style style:name="Table39" style:family="table">
      <style:table-properties style:width="2.134cm" fo:margin-left="0.397cm" table:align="left"/>
    </style:style>
    <style:style style:name="Table39.A" style:family="table-column">
      <style:table-column-properties style:column-width="0.531cm"/>
    </style:style>
    <style:style style:name="Table39.B" style:family="table-column">
      <style:table-column-properties style:column-width="1.603cm"/>
    </style:style>
    <style:style style:name="Table39.A1" style:family="table-cell">
      <style:table-cell-properties style:vertical-align="middle" fo:padding="0cm" fo:border="none"/>
    </style:style>
    <style:style style:name="Table40" style:family="table">
      <style:table-properties style:width="4.81cm" fo:margin-left="0.397cm" table:align="left"/>
    </style:style>
    <style:style style:name="Table40.A" style:family="table-column">
      <style:table-column-properties style:column-width="0.531cm"/>
    </style:style>
    <style:style style:name="Table40.B" style:family="table-column">
      <style:table-column-properties style:column-width="4.279cm"/>
    </style:style>
    <style:style style:name="Table40.A1" style:family="table-cell">
      <style:table-cell-properties style:vertical-align="middle" fo:padding="0cm" fo:border="none"/>
    </style:style>
    <style:style style:name="Table41" style:family="table">
      <style:table-properties style:width="6.107cm" fo:margin-left="0.397cm" table:align="left"/>
    </style:style>
    <style:style style:name="Table41.A" style:family="table-column">
      <style:table-column-properties style:column-width="0.531cm"/>
    </style:style>
    <style:style style:name="Table41.B" style:family="table-column">
      <style:table-column-properties style:column-width="5.576cm"/>
    </style:style>
    <style:style style:name="Table41.A1" style:family="table-cell">
      <style:table-cell-properties style:vertical-align="middle" fo:padding="0cm" fo:border="none"/>
    </style:style>
    <style:style style:name="Table42" style:family="table">
      <style:table-properties style:width="4.533cm" fo:margin-left="0.397cm" table:align="left"/>
    </style:style>
    <style:style style:name="Table42.A" style:family="table-column">
      <style:table-column-properties style:column-width="0.531cm"/>
    </style:style>
    <style:style style:name="Table42.B" style:family="table-column">
      <style:table-column-properties style:column-width="4.002cm"/>
    </style:style>
    <style:style style:name="Table42.A1" style:family="table-cell">
      <style:table-cell-properties style:vertical-align="middle" fo:padding="0cm" fo:border="none"/>
    </style:style>
    <style:style style:name="Table43" style:family="table">
      <style:table-properties style:width="3.646cm" fo:margin-left="0.397cm" table:align="left"/>
    </style:style>
    <style:style style:name="Table43.A" style:family="table-column">
      <style:table-column-properties style:column-width="0.531cm"/>
    </style:style>
    <style:style style:name="Table43.B" style:family="table-column">
      <style:table-column-properties style:column-width="3.115cm"/>
    </style:style>
    <style:style style:name="Table43.A1" style:family="table-cell">
      <style:table-cell-properties style:vertical-align="middle" fo:padding="0cm" fo:border="none"/>
    </style:style>
    <style:style style:name="Table44" style:family="table">
      <style:table-properties style:width="3.646cm" fo:margin-left="0.397cm" table:align="left"/>
    </style:style>
    <style:style style:name="Table44.A" style:family="table-column">
      <style:table-column-properties style:column-width="0.531cm"/>
    </style:style>
    <style:style style:name="Table44.B" style:family="table-column">
      <style:table-column-properties style:column-width="3.115cm"/>
    </style:style>
    <style:style style:name="Table44.A1" style:family="table-cell">
      <style:table-cell-properties style:vertical-align="middle" fo:padding="0cm" fo:border="none"/>
    </style:style>
    <style:style style:name="Table45" style:family="table">
      <style:table-properties style:width="3.621cm" fo:margin-left="0.397cm" table:align="left"/>
    </style:style>
    <style:style style:name="Table45.A" style:family="table-column">
      <style:table-column-properties style:column-width="0.531cm"/>
    </style:style>
    <style:style style:name="Table45.B" style:family="table-column">
      <style:table-column-properties style:column-width="3.09cm"/>
    </style:style>
    <style:style style:name="Table45.A1" style:family="table-cell">
      <style:table-cell-properties style:vertical-align="middle" fo:padding="0cm" fo:border="none"/>
    </style:style>
    <style:style style:name="Table46" style:family="table">
      <style:table-properties style:width="2.759cm" fo:margin-left="0.397cm" table:align="left"/>
    </style:style>
    <style:style style:name="Table46.A" style:family="table-column">
      <style:table-column-properties style:column-width="0.531cm"/>
    </style:style>
    <style:style style:name="Table46.B" style:family="table-column">
      <style:table-column-properties style:column-width="2.228cm"/>
    </style:style>
    <style:style style:name="Table46.A1" style:family="table-cell">
      <style:table-cell-properties style:vertical-align="middle" fo:padding="0cm" fo:border="none"/>
    </style:style>
    <style:style style:name="Table47" style:family="table">
      <style:table-properties style:width="5.447cm" fo:margin-left="0.397cm" table:align="left"/>
    </style:style>
    <style:style style:name="Table47.A" style:family="table-column">
      <style:table-column-properties style:column-width="0.531cm"/>
    </style:style>
    <style:style style:name="Table47.B" style:family="table-column">
      <style:table-column-properties style:column-width="4.916cm"/>
    </style:style>
    <style:style style:name="Table47.A1" style:family="table-cell">
      <style:table-cell-properties style:vertical-align="middle" fo:padding="0cm" fo:border="none"/>
    </style:style>
    <style:style style:name="Table48" style:family="table">
      <style:table-properties style:width="3.073cm" fo:margin-left="0.397cm" table:align="left"/>
    </style:style>
    <style:style style:name="Table48.A" style:family="table-column">
      <style:table-column-properties style:column-width="0.531cm"/>
    </style:style>
    <style:style style:name="Table48.B" style:family="table-column">
      <style:table-column-properties style:column-width="2.542cm"/>
    </style:style>
    <style:style style:name="Table48.A1" style:family="table-cell">
      <style:table-cell-properties style:vertical-align="middle" fo:padding="0cm" fo:border="none"/>
    </style:style>
    <style:style style:name="Table49" style:family="table">
      <style:table-properties style:width="3.05cm" fo:margin-left="0.397cm" table:align="left"/>
    </style:style>
    <style:style style:name="Table49.A" style:family="table-column">
      <style:table-column-properties style:column-width="0.531cm"/>
    </style:style>
    <style:style style:name="Table49.B" style:family="table-column">
      <style:table-column-properties style:column-width="2.519cm"/>
    </style:style>
    <style:style style:name="Table49.A1" style:family="table-cell">
      <style:table-cell-properties style:vertical-align="middle" fo:padding="0cm" fo:border="none"/>
    </style:style>
    <style:style style:name="Table50" style:family="table">
      <style:table-properties style:width="4.122cm" fo:margin-left="0.397cm" table:align="left"/>
    </style:style>
    <style:style style:name="Table50.A" style:family="table-column">
      <style:table-column-properties style:column-width="0.531cm"/>
    </style:style>
    <style:style style:name="Table50.B" style:family="table-column">
      <style:table-column-properties style:column-width="3.591cm"/>
    </style:style>
    <style:style style:name="Table50.A1" style:family="table-cell">
      <style:table-cell-properties style:vertical-align="middle" fo:padding="0cm" fo:border="none"/>
    </style:style>
    <style:style style:name="P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33333" style:font-name="Lucida Grande" fo:font-size="9pt" fo:letter-spacing="normal" fo:font-style="normal" fo:font-weight="normal" style:font-name-asian="Lucida Grande" style:font-size-asian="9pt" style:font-style-asian="normal" style:font-weight-asian="normal" style:font-name-complex="Lucida Grande" style:font-size-complex="9pt" style:font-style-complex="normal" style:font-weight-complex="normal" loext:padding="0cm" loext:border="none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40%" fo:orphans="2" fo:widows="2" fo:text-indent="0cm" style:auto-text-indent="false"/>
      <style:text-properties fo:font-variant="normal" fo:text-transform="none" fo:color="#333333" style:font-name="Lucida Grande" fo:font-size="9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1.058cm" loext:contextual-spacing="false" fo:orphans="2" fo:widows="2" fo:text-indent="0cm" style:auto-text-indent="false"/>
    </style:style>
    <style:style style:name="P5" style:family="paragraph" style:parent-style-name="Standard">
      <style:paragraph-properties fo:margin-left="0.529cm" fo:margin-right="0.529cm" fo:margin-top="0cm" fo:margin-bottom="0cm" loext:contextual-spacing="false" fo:orphans="2" fo:widows="2" fo:text-indent="0cm" style:auto-text-indent="false"/>
    </style:style>
    <style:style style:name="P6" style:family="paragraph" style:parent-style-name="Standard">
      <style:paragraph-properties fo:margin-left="0.529cm" fo:margin-right="0.529cm" fo:margin-top="0cm" fo:margin-bottom="0cm" loext:contextual-spacing="false" fo:orphans="2" fo:widows="2" fo:text-indent="0cm" style:auto-text-indent="false"/>
      <style:text-properties fo:color="#4479b3" fo:font-weight="bold" fo:background-color="transparent" loext:padding="0cm" loext:border="none"/>
    </style:style>
    <style:style style:name="P7" style:family="paragraph" style:parent-style-name="Standard">
      <style:paragraph-properties fo:margin-left="0.529cm" fo:margin-right="0.529cm" fo:margin-top="0cm" fo:margin-bottom="0cm" loext:contextual-spacing="false" fo:text-align="end" style:justify-single-word="false" fo:orphans="2" fo:widows="2" fo:text-indent="0cm" style:auto-text-indent="false"/>
      <style:text-properties loext:padding="0cm" loext:border="none"/>
    </style:style>
    <style:style style:name="P8" style:family="paragraph" style:parent-style-name="Standard">
      <style:paragraph-properties fo:margin-top="0cm" fo:margin-bottom="0cm" loext:contextual-spacing="false" fo:orphans="2" fo:widows="2"/>
      <style:text-properties fo:font-variant="normal" fo:text-transform="none" fo:color="#9a9fa8" style:font-name="Lucida Grande" fo:font-size="9pt" fo:letter-spacing="normal" fo:font-style="normal" fo:font-weight="normal" style:font-name-asian="Lucida Grande" style:font-size-asian="9pt" style:font-style-asian="normal" style:font-weight-asian="normal" style:font-name-complex="Lucida Grande" style:font-size-complex="9pt" style:font-style-complex="normal" style:font-weight-complex="normal" loext:padding-left="0cm" loext:padding-right="0cm" loext:padding-top="0.397cm" loext:padding-bottom="0cm" loext:border-left="none" loext:border-right="none" loext:border-top="0.06pt solid #dddddd" loext:border-bottom="none"/>
    </style:style>
    <style:style style:name="P9" style:family="paragraph" style:parent-style-name="Text_20_body">
      <style:paragraph-properties fo:orphans="2" fo:widows="2"/>
    </style:style>
    <style:style style:name="P10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333333" fo:letter-spacing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line-height="140%" fo:text-indent="0cm" style:auto-text-indent="false"/>
      <style:text-properties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40%" fo:orphans="2" fo:widows="2" fo:text-indent="0cm" style:auto-text-indent="false"/>
      <style:text-properties fo:font-variant="normal" fo:text-transform="none" fo:color="#333333" style:font-name="Lucida Grande" fo:font-size="9pt" fo:letter-spacing="normal" fo:font-style="normal" fo:font-weight="normal" loext:padding="0cm" loext:border="none"/>
    </style:style>
    <style:style style:name="P1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6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loext:padding="0cm" loext:border="none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40%" fo:text-indent="0cm" style:auto-text-indent="false" fo:padding="0cm" fo:border="none"/>
      <style:text-properties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40%" fo:text-indent="0cm" style:auto-text-indent="false" fo:padding="0cm" fo:border="none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40%" fo:orphans="2" fo:widows="2" fo:text-indent="0cm" style:auto-text-indent="false" fo:padding="0cm" fo:border="none"/>
      <style:text-properties fo:font-variant="normal" fo:text-transform="none" fo:color="#333333" fo:letter-spacing="normal" loext:padding="0cm" loext:border="none"/>
    </style:style>
    <style:style style:name="P21" style:family="paragraph" style:parent-style-name="Text_20_body">
      <style:paragraph-properties fo:margin-left="0cm" fo:margin-right="0cm" fo:text-indent="0cm" style:auto-text-indent="false"/>
    </style:style>
    <style:style style:name="P22" style:family="paragraph" style:parent-style-name="Text_20_body">
      <style:paragraph-properties fo:margin-left="0cm" fo:margin-right="0cm" fo:margin-top="0.132cm" fo:margin-bottom="0cm" loext:contextual-spacing="false" fo:text-indent="0cm" style:auto-text-indent="false"/>
    </style:style>
    <style:style style:name="P23" style:family="paragraph" style:parent-style-name="Text_20_body">
      <style:paragraph-properties fo:margin-left="0cm" fo:margin-right="0cm" fo:margin-top="0.265cm" fo:margin-bottom="0.053cm" loext:contextual-spacing="false" fo:text-align="end" style:justify-single-word="false" fo:text-indent="0cm" style:auto-text-indent="false"/>
      <style:text-properties fo:font-size="9pt" fo:font-weight="bold" loext:padding="0cm" loext:border="none"/>
    </style:style>
    <style:style style:name="P24" style:family="paragraph" style:parent-style-name="Text_20_body">
      <style:paragraph-properties fo:margin-left="0cm" fo:margin-right="0cm" fo:margin-top="0.45cm" fo:margin-bottom="0cm" loext:contextual-spacing="false" fo:text-indent="0cm" style:auto-text-indent="false"/>
      <style:text-properties loext:padding="0cm" loext:border="none"/>
    </style:style>
    <style:style style:name="P25" style:family="paragraph" style:parent-style-name="Text_20_body">
      <style:paragraph-properties fo:margin-left="0cm" fo:margin-right="0cm" fo:margin-top="0.265cm" fo:margin-bottom="0.265cm" loext:contextual-spacing="false" fo:line-height="140%" fo:orphans="2" fo:widows="2" fo:text-indent="0cm" style:auto-text-indent="false" fo:padding="0cm" fo:border="none"/>
      <style:text-properties fo:font-variant="normal" fo:text-transform="none" fo:color="#333333" fo:font-size="9pt" fo:letter-spacing="normal" loext:padding="0cm" loext:border="none"/>
    </style:style>
    <style:style style:name="P26" style:family="paragraph" style:parent-style-name="Text_20_body" style:list-style-name="L1">
      <style:paragraph-properties fo:margin-left="0.106cm" fo:margin-right="0cm" fo:margin-top="0cm" fo:margin-bottom="0cm" loext:contextual-spacing="false" style:line-height-at-least="0.423cm" fo:orphans="2" fo:widows="2" fo:text-indent="0cm" style:auto-text-indent="false" fo:padding="0cm" fo:border="none"/>
    </style:style>
    <style:style style:name="P27" style:family="paragraph" style:parent-style-name="Text_20_body" style:list-style-name="L2">
      <style:paragraph-properties fo:margin-left="0.132cm" fo:margin-right="0cm" fo:margin-top="0cm" fo:margin-bottom="0cm" loext:contextual-spacing="false" fo:orphans="2" fo:widows="2" fo:text-indent="0cm" style:auto-text-indent="false" fo:padding="0cm" fo:border="none"/>
    </style:style>
    <style:style style:name="P28" style:family="paragraph" style:parent-style-name="Text_20_body">
      <style:paragraph-properties fo:margin-left="0.529cm" fo:margin-right="0.529cm" fo:margin-top="0cm" fo:margin-bottom="0cm" loext:contextual-spacing="false" fo:text-indent="0cm" style:auto-text-indent="false"/>
    </style:style>
    <style:style style:name="P29" style:family="paragraph" style:parent-style-name="Heading_20_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33333" style:font-name="Lucida Grande" fo:font-size="13.5pt" fo:letter-spacing="normal" fo:font-style="normal" fo:font-weight="normal" loext:padding="0cm" loext:border="none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T1" style:family="text">
      <style:text-properties fo:font-variant="normal" fo:text-transform="none" fo:color="#ffffff" style:text-line-through-style="none" style:text-line-through-type="none" style:font-name="Lucida Grande" fo:font-size="9pt" fo:letter-spacing="normal" fo:font-style="normal" style:text-underline-style="none" fo:font-weight="bold" style:text-blinking="false"/>
    </style:style>
    <style:style style:name="T2" style:family="text">
      <style:text-properties fo:font-variant="normal" fo:text-transform="none" fo:color="#ffffff" style:text-line-through-style="none" style:text-line-through-type="none" style:font-name="Lucida Grande" fo:font-size="9.75pt" fo:letter-spacing="normal" fo:font-style="normal" style:text-underline-style="none" fo:font-weight="bold" style:text-blinking="false" loext:padding="0cm" loext:border="none"/>
    </style:style>
    <style:style style:name="T3" style:family="text">
      <style:text-properties fo:font-variant="normal" fo:text-transform="none" fo:color="#333333" style:font-name="Times New Roman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333333" style:font-name="Times New Roman" fo:font-size="10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333333" fo:letter-spacing="normal" loext:padding="0cm" loext:border="none"/>
    </style:style>
    <style:style style:name="T6" style:family="text">
      <style:text-properties fo:color="#ffffff" style:text-line-through-style="none" style:text-line-through-type="none" fo:font-size="9.75pt" style:text-underline-style="none" fo:font-weight="bold" style:text-blinking="false" loext:padding="0cm" loext:border="none"/>
    </style:style>
    <style:style style:name="T7" style:family="text">
      <style:text-properties fo:font-size="9pt" fo:font-weight="bold" loext:padding="0cm" loext:border="none"/>
    </style:style>
    <style:style style:name="T8" style:family="text">
      <style:text-properties loext:padding="0cm" loext:border="none"/>
    </style:style>
    <style:style style:name="T9" style:family="text">
      <style:text-properties fo:color="#4479b3" style:text-line-through-style="none" style:text-line-through-type="none" style:text-underline-style="none" fo:font-weight="normal" style:text-blinking="false" loext:padding="0cm" loext:border="none"/>
    </style:style>
    <style:style style:name="T10" style:family="text">
      <style:text-properties fo:color="#4479b3" style:text-line-through-style="none" style:text-line-through-type="none" style:text-underline-style="none" fo:font-weight="bold" style:text-blinking="false" loext:padding="0cm" loext:border="none"/>
    </style:style>
    <style:style style:name="T11" style:family="text">
      <style:text-properties fo:color="#4479b3" style:text-line-through-style="none" style:text-line-through-type="none" fo:font-size="9pt" style:text-underline-style="none" fo:font-weight="normal" style:text-blinking="false" loext:padding="0cm" loext:border="none"/>
    </style:style>
    <style:style style:name="T12" style:family="text">
      <style:text-properties fo:font-size="10.5pt" fo:font-weight="bold"/>
    </style:style>
    <style:style style:name="T13" style:family="text">
      <style:text-properties fo:color="#677583"/>
    </style:style>
    <style:style style:name="T14" style:family="text">
      <style:text-properties fo:color="#677583" fo:font-size="9pt"/>
    </style:style>
    <style:style style:name="T15" style:family="text">
      <style:text-properties style:font-name="Times New Roman" fo:font-size="12pt" loext:padding="0cm" loext:border="none"/>
    </style:style>
    <style:style style:name="T16" style:family="text">
      <style:text-properties style:font-name="Times New Roman" fo:font-size="10.5pt" loext:padding="0cm" loext:border="none"/>
    </style:style>
    <style:style style:name="T17" style:family="text">
      <style:text-properties fo:background-color="#337dbc" loext:char-shading-value="0" loext:padding="0.049cm" loext:border="0.06pt solid #023d5a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method="post" form:control-implementation="ooo:com.sun.star.form.component.Form" office:target-frame="" xlink:href="https://app.schoology.com/assignment/972363292/assessment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2">Question 1</text:span> <text:span text:style-name="T13">(2 points)</text:span></text:p>
      <text:p text:style-name="P19"><text:span text:style-name="Strong_20_Emphasis"><text:span text:style-name="T3">Son algunas ventajas de la segmentación de memoria (seleccione dos):</text:span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section text:style-name="Sect1" text:name="edit-questions-362343320-answer-user-input-0-wrapper">
              <text:p text:style-name="P30"> a</text:p>
            </text:section>
          </table:table-cell>
          <table:table-cell table:style-name="Table1.A1" office:value-type="string">
            <text:section text:style-name="Sect1" text:name="edit-questions-362343320-answer-user-input-0-description">
              <text:p text:style-name="P30">Permite la detección de errores de código</text:p>
            </text:section>
          </table:table-cell>
        </table:table-row>
        <table:table-row>
          <table:table-cell table:style-name="Table1.A1" office:value-type="string">
            <text:section text:style-name="Sect1" text:name="edit-questions-362343320-answer-user-input-1-wrapper">
              <text:p text:style-name="P30"> b</text:p>
            </text:section>
          </table:table-cell>
          <table:table-cell table:style-name="Table1.A1" office:value-type="string">
            <text:section text:style-name="Sect1" text:name="edit-questions-362343320-answer-user-input-1-description">
              <text:p text:style-name="P30">Permite la compilación de procedimientos</text:p>
            </text:section>
          </table:table-cell>
        </table:table-row>
        <table:table-row>
          <table:table-cell table:style-name="Table1.A1" office:value-type="string">
            <text:section text:style-name="Sect1" text:name="edit-questions-362343320-answer-user-input-2-wrapper">
              <text:p text:style-name="P30"> c</text:p>
            </text:section>
          </table:table-cell>
          <table:table-cell table:style-name="Table1.A1" office:value-type="string">
            <text:section text:style-name="Sect1" text:name="edit-questions-362343320-answer-user-input-2-description">
              <text:p text:style-name="P30">Permite la detección de problemas de seguridad</text:p>
            </text:section>
          </table:table-cell>
        </table:table-row>
        <table:table-row>
          <table:table-cell table:style-name="Table1.A1" office:value-type="string">
            <text:section text:style-name="Sect1" text:name="edit-questions-362343320-answer-user-input-3-wrapper">
              <text:p text:style-name="P30"> d</text:p>
            </text:section>
          </table:table-cell>
          <table:table-cell table:style-name="Table1.A1" office:value-type="string">
            <text:section text:style-name="Sect1" text:name="edit-questions-362343320-answer-user-input-3-description">
              <text:p text:style-name="P30">Permite compartir procedimientos o datos entre procesos</text:p>
            </text:section>
          </table:table-cell>
        </table:table-row>
      </table:table>
      <text:p text:style-name="P14"><text:span text:style-name="T12">Question 2</text:span> <text:span text:style-name="T13">(2 points)</text:span></text:p>
      <text:p text:style-name="P19"><text:span text:style-name="Strong_20_Emphasis"><text:span text:style-name="T3">Son los posibles estados en que se puede encontrar un proceso (selecciones tres):</text:span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section text:style-name="Sect1" text:name="edit-questions-362342166-answer-user-input-0-wrapper">
              <text:p text:style-name="P30"> a</text:p>
            </text:section>
          </table:table-cell>
          <table:table-cell table:style-name="Table2.A1" office:value-type="string">
            <text:section text:style-name="Sect1" text:name="edit-questions-362342166-answer-user-input-0-description">
              <text:p text:style-name="P30">En ejecución</text:p>
            </text:section>
          </table:table-cell>
        </table:table-row>
        <table:table-row>
          <table:table-cell table:style-name="Table2.A1" office:value-type="string">
            <text:section text:style-name="Sect1" text:name="edit-questions-362342166-answer-user-input-1-wrapper">
              <text:p text:style-name="P30"> b</text:p>
            </text:section>
          </table:table-cell>
          <table:table-cell table:style-name="Table2.A1" office:value-type="string">
            <text:section text:style-name="Sect1" text:name="edit-questions-362342166-answer-user-input-1-description">
              <text:p text:style-name="P30">Listo</text:p>
            </text:section>
          </table:table-cell>
        </table:table-row>
        <table:table-row>
          <table:table-cell table:style-name="Table2.A1" office:value-type="string">
            <text:section text:style-name="Sect1" text:name="edit-questions-362342166-answer-user-input-2-wrapper">
              <text:p text:style-name="P30"> c</text:p>
            </text:section>
          </table:table-cell>
          <table:table-cell table:style-name="Table2.A1" office:value-type="string">
            <text:section text:style-name="Sect1" text:name="edit-questions-362342166-answer-user-input-2-description">
              <text:p text:style-name="P30">Bloqueado</text:p>
            </text:section>
          </table:table-cell>
        </table:table-row>
        <table:table-row>
          <table:table-cell table:style-name="Table2.A1" office:value-type="string">
            <text:section text:style-name="Sect1" text:name="edit-questions-362342166-answer-user-input-3-wrapper">
              <text:p text:style-name="P30"> d</text:p>
            </text:section>
          </table:table-cell>
          <table:table-cell table:style-name="Table2.A1" office:value-type="string">
            <text:section text:style-name="Sect1" text:name="edit-questions-362342166-answer-user-input-3-description">
              <text:p text:style-name="P30">Eliminado</text:p>
            </text:section>
          </table:table-cell>
        </table:table-row>
        <table:table-row>
          <table:table-cell table:style-name="Table2.A1" office:value-type="string">
            <text:section text:style-name="Sect1" text:name="edit-questions-362342166-answer-user-input-4-wrapper">
              <text:p text:style-name="P30"> e</text:p>
            </text:section>
          </table:table-cell>
          <table:table-cell table:style-name="Table2.A1" office:value-type="string">
            <text:section text:style-name="Sect1" text:name="edit-questions-362342166-answer-user-input-4-description">
              <text:p text:style-name="P30">Cancelado</text:p>
            </text:section>
          </table:table-cell>
        </table:table-row>
      </table:table>
      <text:p text:style-name="P14"><text:span text:style-name="T12">Question 3</text:span> <text:span text:style-name="T13">(2 points)</text:span></text:p>
      <text:p text:style-name="P19"><text:span text:style-name="Strong_20_Emphasis"><text:span text:style-name="T3">Es el objetivo que busca la planificación de procesos en un sistema interactivo:</text:span>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section text:style-name="Sect1" text:name="edit-questions-362342392-answer-user-input-0-wrapper">
              <text:p text:style-name="P30"> a</text:p>
            </text:section>
          </table:table-cell>
          <table:table-cell table:style-name="Table3.A1" office:value-type="string">
            <text:section text:style-name="Sect1" text:name="edit-questions-362342392-answer-user-input-0-description">
              <text:p text:style-name="P30">Responder a las peticiones de entrada de los programas con rapidez</text:p>
            </text:section>
          </table:table-cell>
        </table:table-row>
        <table:table-row>
          <table:table-cell table:style-name="Table3.A1" office:value-type="string">
            <text:section text:style-name="Sect1" text:name="edit-questions-362342392-answer-user-input-1-wrapper">
              <text:p text:style-name="P30"> b</text:p>
            </text:section>
          </table:table-cell>
          <table:table-cell table:style-name="Table3.A1" office:value-type="string">
            <text:section text:style-name="Sect1" text:name="edit-questions-362342392-answer-user-input-1-description">
              <text:p text:style-name="P30">Responder a las interrupciones del sistema con rapidez</text:p>
            </text:section>
          </table:table-cell>
        </table:table-row>
        <table:table-row>
          <table:table-cell table:style-name="Table3.A1" office:value-type="string">
            <text:section text:style-name="Sect1" text:name="edit-questions-362342392-answer-user-input-2-wrapper">
              <text:p text:style-name="P30"> c</text:p>
            </text:section>
          </table:table-cell>
          <table:table-cell table:style-name="Table3.A1" office:value-type="string">
            <text:section text:style-name="Sect1" text:name="edit-questions-362342392-answer-user-input-2-description">
              <text:p text:style-name="P30">Responder a las peticiones del usuario con rapidez</text:p>
            </text:section>
          </table:table-cell>
        </table:table-row>
        <table:table-row>
          <table:table-cell table:style-name="Table3.A1" office:value-type="string">
            <text:section text:style-name="Sect1" text:name="edit-questions-362342392-answer-user-input-3-wrapper">
              <text:p text:style-name="P30"> d</text:p>
            </text:section>
          </table:table-cell>
          <table:table-cell table:style-name="Table3.A1" office:value-type="string">
            <text:section text:style-name="Sect1" text:name="edit-questions-362342392-answer-user-input-3-description">
              <text:p text:style-name="P30">Responder a los problemas de bloqueo con rapidez</text:p>
            </text:section>
          </table:table-cell>
        </table:table-row>
      </table:table>
      <text:p text:style-name="P14"><text:span text:style-name="T12">Question 4</text:span> <text:span text:style-name="T13">(2 points)</text:span></text:p>
      <text:p text:style-name="P19"><text:span text:style-name="Strong_20_Emphasis"><text:span text:style-name="T3">Ocurre cuando un programa hace referencia a una dirección de memoria que no está cargada en un marco de página:</text:span>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section text:style-name="Sect1" text:name="edit-questions-362343354-answer-user-input-0-wrapper">
              <text:p text:style-name="P30"> a</text:p>
            </text:section>
          </table:table-cell>
          <table:table-cell table:style-name="Table4.A1" office:value-type="string">
            <text:section text:style-name="Sect1" text:name="edit-questions-362343354-answer-user-input-0-description">
              <text:p text:style-name="P30">Error de sistema</text:p>
            </text:section>
          </table:table-cell>
        </table:table-row>
        <table:table-row>
          <table:table-cell table:style-name="Table4.A1" office:value-type="string">
            <text:section text:style-name="Sect1" text:name="edit-questions-362343354-answer-user-input-1-wrapper">
              <text:p text:style-name="P30"> b</text:p>
            </text:section>
          </table:table-cell>
          <table:table-cell table:style-name="Table4.A1" office:value-type="string">
            <text:section text:style-name="Sect1" text:name="edit-questions-362343354-answer-user-input-1-description">
              <text:p text:style-name="P30">Fallo de página</text:p>
            </text:section>
          </table:table-cell>
        </table:table-row>
        <table:table-row>
          <table:table-cell table:style-name="Table4.A1" office:value-type="string">
            <text:section text:style-name="Sect1" text:name="edit-questions-362343354-answer-user-input-2-wrapper">
              <text:p text:style-name="P30"> c</text:p>
            </text:section>
          </table:table-cell>
          <table:table-cell table:style-name="Table4.A1" office:value-type="string">
            <text:section text:style-name="Sect1" text:name="edit-questions-362343354-answer-user-input-2-description">
              <text:p text:style-name="P30">Fallo de control</text:p>
            </text:section>
          </table:table-cell>
        </table:table-row>
        <table:table-row>
          <table:table-cell table:style-name="Table4.A1" office:value-type="string">
            <text:section text:style-name="Sect1" text:name="edit-questions-362343354-answer-user-input-3-wrapper">
              <text:p text:style-name="P30"> d</text:p>
            </text:section>
          </table:table-cell>
          <table:table-cell table:style-name="Table4.A1" office:value-type="string">
            <text:section text:style-name="Sect1" text:name="edit-questions-362343354-answer-user-input-3-description">
              <text:p text:style-name="P30">Error de lógica</text:p>
            </text:section>
          </table:table-cell>
        </table:table-row>
      </table:table>
      <text:p text:style-name="P14"><text:span text:style-name="T12">Question 5</text:span> <text:span text:style-name="T13">(2 points)</text:span></text:p>
      <text:p text:style-name="P19"><text:span text:style-name="Strong_20_Emphasis"><text:span text:style-name="T3">Es el sistema donde el espacio de direcciones virtuales de un programa se divide en unidades de tamaño fijo llamadas páginas, mientras que las unidades correspondientes a la memoria física se llaman marcos de página:</text:span>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section text:style-name="Sect1" text:name="edit-questions-362342900-answer-user-input-0-wrapper">
              <text:p text:style-name="P30"> a</text:p>
            </text:section>
          </table:table-cell>
          <table:table-cell table:style-name="Table5.A1" office:value-type="string">
            <text:section text:style-name="Sect1" text:name="edit-questions-362342900-answer-user-input-0-description">
              <text:p text:style-name="P30">Sistema de programación</text:p>
            </text:section>
          </table:table-cell>
        </table:table-row>
        <table:table-row>
          <table:table-cell table:style-name="Table5.A1" office:value-type="string">
            <text:section text:style-name="Sect1" text:name="edit-questions-362342900-answer-user-input-1-wrapper">
              <text:p text:style-name="P30"> b</text:p>
            </text:section>
          </table:table-cell>
          <table:table-cell table:style-name="Table5.A1" office:value-type="string">
            <text:section text:style-name="Sect1" text:name="edit-questions-362342900-answer-user-input-1-description">
              <text:p text:style-name="P30">Sistema de paginación</text:p>
            </text:section>
          </table:table-cell>
        </table:table-row>
        <table:table-row>
          <table:table-cell table:style-name="Table5.A1" office:value-type="string">
            <text:section text:style-name="Sect1" text:name="edit-questions-362342900-answer-user-input-2-wrapper">
              <text:p text:style-name="P30"> c</text:p>
            </text:section>
          </table:table-cell>
          <table:table-cell table:style-name="Table5.A1" office:value-type="string">
            <text:section text:style-name="Sect1" text:name="edit-questions-362342900-answer-user-input-2-description">
              <text:p text:style-name="P30">Sistema de lógica binaria</text:p>
            </text:section>
          </table:table-cell>
        </table:table-row>
        <table:table-row>
          <table:table-cell table:style-name="Table5.A1" office:value-type="string">
            <text:section text:style-name="Sect1" text:name="edit-questions-362342900-answer-user-input-3-wrapper">
              <text:p text:style-name="P30"> d</text:p>
            </text:section>
          </table:table-cell>
          <table:table-cell table:style-name="Table5.A1" office:value-type="string">
            <text:section text:style-name="Sect1" text:name="edit-questions-362342900-answer-user-input-3-description">
              <text:p text:style-name="P30">Sistema de control operativo</text:p>
            </text:section>
          </table:table-cell>
        </table:table-row>
      </table:table>
      <text:p text:style-name="P14"><text:span text:style-name="T12">Question 6</text:span> <text:span text:style-name="T13">(2 points)</text:span></text:p>
      <text:p text:style-name="P19"><text:span text:style-name="Strong_20_Emphasis"><text:span text:style-name="T3">Son las dos formas en que puede operar un software en la computadora (seleccione dos):</text:span>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section text:style-name="Sect1" text:name="edit-questions-362333386-answer-user-input-0-wrapper">
              <text:p text:style-name="P30"> a</text:p>
            </text:section>
          </table:table-cell>
          <table:table-cell table:style-name="Table6.A1" office:value-type="string">
            <text:section text:style-name="Sect1" text:name="edit-questions-362333386-answer-user-input-0-description">
              <text:p text:style-name="P30">Modo exclusivo</text:p>
            </text:section>
          </table:table-cell>
        </table:table-row>
        <table:table-row>
          <table:table-cell table:style-name="Table6.A1" office:value-type="string">
            <text:section text:style-name="Sect1" text:name="edit-questions-362333386-answer-user-input-1-wrapper">
              <text:p text:style-name="P30"> b</text:p>
            </text:section>
          </table:table-cell>
          <table:table-cell table:style-name="Table6.A1" office:value-type="string">
            <text:section text:style-name="Sect1" text:name="edit-questions-362333386-answer-user-input-1-description">
              <text:p text:style-name="P30">Modo supervisor</text:p>
            </text:section>
          </table:table-cell>
        </table:table-row>
        <table:table-row>
          <table:table-cell table:style-name="Table6.A1" office:value-type="string">
            <text:section text:style-name="Sect1" text:name="edit-questions-362333386-answer-user-input-2-wrapper">
              <text:p text:style-name="P30"> c</text:p>
            </text:section>
          </table:table-cell>
          <table:table-cell table:style-name="Table6.A1" office:value-type="string">
            <text:section text:style-name="Sect1" text:name="edit-questions-362333386-answer-user-input-2-description">
              <text:p text:style-name="P30">Modo usuario</text:p>
            </text:section>
          </table:table-cell>
        </table:table-row>
        <table:table-row>
          <table:table-cell table:style-name="Table6.A1" office:value-type="string">
            <text:section text:style-name="Sect1" text:name="edit-questions-362333386-answer-user-input-3-wrapper">
              <text:p text:style-name="P30"> d</text:p>
            </text:section>
          </table:table-cell>
          <table:table-cell table:style-name="Table6.A1" office:value-type="string">
            <text:section text:style-name="Sect1" text:name="edit-questions-362333386-answer-user-input-3-description">
              <text:p text:style-name="P30">Modo genérico</text:p>
            </text:section>
          </table:table-cell>
        </table:table-row>
        <table:table-row>
          <table:table-cell table:style-name="Table6.A1" office:value-type="string">
            <text:section text:style-name="Sect1" text:name="edit-questions-362333386-answer-user-input-4-wrapper">
              <text:p text:style-name="P30"> e</text:p>
            </text:section>
          </table:table-cell>
          <table:table-cell table:style-name="Table6.A1" office:value-type="string">
            <text:section text:style-name="Sect1" text:name="edit-questions-362333386-answer-user-input-4-description">
              <text:p text:style-name="P30">Modo neutral</text:p>
            </text:section>
          </table:table-cell>
        </table:table-row>
      </table:table>
      <text:p text:style-name="P14"><text:span text:style-name="T12">Question 7</text:span> <text:span text:style-name="T13">(2 points)</text:span></text:p>
      <text:p text:style-name="P19"><text:soft-page-break/><text:span text:style-name="Strong_20_Emphasis"><text:span text:style-name="T3">Es el motivo principal por el cual la arquitectura del hardware influye en el diseño de un sistema operativo:</text:span></text:span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section text:style-name="Sect1" text:name="edit-questions-362342954-answer-user-input-0-wrapper">
              <text:p text:style-name="P30"> a</text:p>
            </text:section>
          </table:table-cell>
          <table:table-cell table:style-name="Table7.A1" office:value-type="string">
            <text:section text:style-name="Sect1" text:name="edit-questions-362342954-answer-user-input-0-description">
              <text:p text:style-name="P30">Cada arquitectura de hardware organiza sus recursos de forma diferente</text:p>
            </text:section>
          </table:table-cell>
        </table:table-row>
        <table:table-row>
          <table:table-cell table:style-name="Table7.A1" office:value-type="string">
            <text:section text:style-name="Sect1" text:name="edit-questions-362342954-answer-user-input-1-wrapper">
              <text:p text:style-name="P30"> b</text:p>
            </text:section>
          </table:table-cell>
          <table:table-cell table:style-name="Table7.A1" office:value-type="string">
            <text:section text:style-name="Sect1" text:name="edit-questions-362342954-answer-user-input-1-description">
              <text:p text:style-name="P30">Cada arquitectura de hardware usa un lenguaje de programación propio</text:p>
            </text:section>
          </table:table-cell>
        </table:table-row>
        <table:table-row>
          <table:table-cell table:style-name="Table7.A1" office:value-type="string">
            <text:section text:style-name="Sect1" text:name="edit-questions-362342954-answer-user-input-2-wrapper">
              <text:p text:style-name="P30"> c</text:p>
            </text:section>
          </table:table-cell>
          <table:table-cell table:style-name="Table7.A1" office:value-type="string">
            <text:section text:style-name="Sect1" text:name="edit-questions-362342954-answer-user-input-2-description">
              <text:p text:style-name="P30">Cada arquitectura de hardware usa estructuras de datos incompatibles</text:p>
            </text:section>
          </table:table-cell>
        </table:table-row>
        <table:table-row>
          <table:table-cell table:style-name="Table7.A1" office:value-type="string">
            <text:section text:style-name="Sect1" text:name="edit-questions-362342954-answer-user-input-3-wrapper">
              <text:p text:style-name="P30"> d</text:p>
            </text:section>
          </table:table-cell>
          <table:table-cell table:style-name="Table7.A1" office:value-type="string">
            <text:section text:style-name="Sect1" text:name="edit-questions-362342954-answer-user-input-3-description">
              <text:p text:style-name="P30">Cada arquitectura de hardware usa un estándar universal</text:p>
            </text:section>
          </table:table-cell>
        </table:table-row>
      </table:table>
      <text:p text:style-name="P14"><text:span text:style-name="T12">Question 8</text:span> <text:span text:style-name="T13">(2 points)</text:span></text:p>
      <text:p text:style-name="P19"><text:span text:style-name="Strong_20_Emphasis"><text:span text:style-name="T3">Son los sistemas operativos más utilizados en computadoras personales (selecciones tres):</text:span></text:span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section text:style-name="Sect1" text:name="edit-questions-362334662-answer-user-input-0-wrapper">
              <text:p text:style-name="P30"> a</text:p>
            </text:section>
          </table:table-cell>
          <table:table-cell table:style-name="Table8.A1" office:value-type="string">
            <text:section text:style-name="Sect1" text:name="edit-questions-362334662-answer-user-input-0-description">
              <text:p text:style-name="P30">FreeBSD</text:p>
            </text:section>
          </table:table-cell>
        </table:table-row>
        <table:table-row>
          <table:table-cell table:style-name="Table8.A1" office:value-type="string">
            <text:section text:style-name="Sect1" text:name="edit-questions-362334662-answer-user-input-1-wrapper">
              <text:p text:style-name="P30"> b</text:p>
            </text:section>
          </table:table-cell>
          <table:table-cell table:style-name="Table8.A1" office:value-type="string">
            <text:section text:style-name="Sect1" text:name="edit-questions-362334662-answer-user-input-1-description">
              <text:p text:style-name="P30">Windows</text:p>
            </text:section>
          </table:table-cell>
        </table:table-row>
        <table:table-row>
          <table:table-cell table:style-name="Table8.A1" office:value-type="string">
            <text:section text:style-name="Sect1" text:name="edit-questions-362334662-answer-user-input-2-wrapper">
              <text:p text:style-name="P30"> c</text:p>
            </text:section>
          </table:table-cell>
          <table:table-cell table:style-name="Table8.A1" office:value-type="string">
            <text:section text:style-name="Sect1" text:name="edit-questions-362334662-answer-user-input-2-description">
              <text:p text:style-name="P30">MacOSX</text:p>
            </text:section>
          </table:table-cell>
        </table:table-row>
        <table:table-row>
          <table:table-cell table:style-name="Table8.A1" office:value-type="string">
            <text:section text:style-name="Sect1" text:name="edit-questions-362334662-answer-user-input-3-wrapper">
              <text:p text:style-name="P30"> d</text:p>
            </text:section>
          </table:table-cell>
          <table:table-cell table:style-name="Table8.A1" office:value-type="string">
            <text:section text:style-name="Sect1" text:name="edit-questions-362334662-answer-user-input-3-description">
              <text:p text:style-name="P30">Linux</text:p>
            </text:section>
          </table:table-cell>
        </table:table-row>
        <table:table-row>
          <table:table-cell table:style-name="Table8.A1" office:value-type="string">
            <text:section text:style-name="Sect1" text:name="edit-questions-362334662-answer-user-input-4-wrapper">
              <text:p text:style-name="P30"> e</text:p>
            </text:section>
          </table:table-cell>
          <table:table-cell table:style-name="Table8.A1" office:value-type="string">
            <text:section text:style-name="Sect1" text:name="edit-questions-362334662-answer-user-input-4-description">
              <text:p text:style-name="P30">Solaris</text:p>
            </text:section>
          </table:table-cell>
        </table:table-row>
      </table:table>
      <text:p text:style-name="P14"><text:span text:style-name="T12">Question 9</text:span> <text:span text:style-name="T13">(2 points)</text:span></text:p>
      <text:p text:style-name="P19"><text:span text:style-name="Strong_20_Emphasis"><text:span text:style-name="T3">Son sistemas operativos que permiten hacer copia del hardware y ejecutar cualquier otro sistema operativo al mismo tiempo:</text:span>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section text:style-name="Sect1" text:name="edit-questions-362340944-answer-user-input-0-wrapper">
              <text:p text:style-name="P30"> a</text:p>
            </text:section>
          </table:table-cell>
          <table:table-cell table:style-name="Table9.A1" office:value-type="string">
            <text:section text:style-name="Sect1" text:name="edit-questions-362340944-answer-user-input-0-description">
              <text:p text:style-name="P30">Máquinas físicas</text:p>
            </text:section>
          </table:table-cell>
        </table:table-row>
        <table:table-row>
          <table:table-cell table:style-name="Table9.A1" office:value-type="string">
            <text:section text:style-name="Sect1" text:name="edit-questions-362340944-answer-user-input-1-wrapper">
              <text:p text:style-name="P30"> b</text:p>
            </text:section>
          </table:table-cell>
          <table:table-cell table:style-name="Table9.A1" office:value-type="string">
            <text:section text:style-name="Sect1" text:name="edit-questions-362340944-answer-user-input-1-description">
              <text:p text:style-name="P30">Sistemas virtuales</text:p>
            </text:section>
          </table:table-cell>
        </table:table-row>
        <table:table-row>
          <table:table-cell table:style-name="Table9.A1" office:value-type="string">
            <text:section text:style-name="Sect1" text:name="edit-questions-362340944-answer-user-input-2-wrapper">
              <text:p text:style-name="P30"> c</text:p>
            </text:section>
          </table:table-cell>
          <table:table-cell table:style-name="Table9.A1" office:value-type="string">
            <text:section text:style-name="Sect1" text:name="edit-questions-362340944-answer-user-input-2-description">
              <text:p text:style-name="P30">Sistemas físicos</text:p>
            </text:section>
          </table:table-cell>
        </table:table-row>
        <table:table-row>
          <table:table-cell table:style-name="Table9.A1" office:value-type="string">
            <text:section text:style-name="Sect1" text:name="edit-questions-362340944-answer-user-input-3-wrapper">
              <text:p text:style-name="P30"> d</text:p>
            </text:section>
          </table:table-cell>
          <table:table-cell table:style-name="Table9.A1" office:value-type="string">
            <text:section text:style-name="Sect1" text:name="edit-questions-362340944-answer-user-input-3-description">
              <text:p text:style-name="P30">Máquinas virtuales</text:p>
            </text:section>
          </table:table-cell>
        </table:table-row>
      </table:table>
      <text:p text:style-name="P14"><text:span text:style-name="T12">Question 10</text:span> <text:span text:style-name="T13">(2 points)</text:span></text:p>
      <text:p text:style-name="P19"><text:span text:style-name="Strong_20_Emphasis"><text:span text:style-name="T3">Tipo de sistema operativo que controlan dispositivos que no se consideran computadoras y no aceptan software de usuario:</text:span>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section text:style-name="Sect1" text:name="edit-questions-362336786-answer-user-input-0-wrapper">
              <text:p text:style-name="P30"> a</text:p>
            </text:section>
          </table:table-cell>
          <table:table-cell table:style-name="Table10.A1" office:value-type="string">
            <text:section text:style-name="Sect1" text:name="edit-questions-362336786-answer-user-input-0-description">
              <text:p text:style-name="P30">Sistemas de bolsillo</text:p>
            </text:section>
          </table:table-cell>
        </table:table-row>
        <table:table-row>
          <table:table-cell table:style-name="Table10.A1" office:value-type="string">
            <text:section text:style-name="Sect1" text:name="edit-questions-362336786-answer-user-input-1-wrapper">
              <text:p text:style-name="P30"> b</text:p>
            </text:section>
          </table:table-cell>
          <table:table-cell table:style-name="Table10.A1" office:value-type="string">
            <text:section text:style-name="Sect1" text:name="edit-questions-362336786-answer-user-input-1-description">
              <text:p text:style-name="P30">Sistemas de tiempo real</text:p>
            </text:section>
          </table:table-cell>
        </table:table-row>
        <table:table-row>
          <table:table-cell table:style-name="Table10.A1" office:value-type="string">
            <text:section text:style-name="Sect1" text:name="edit-questions-362336786-answer-user-input-2-wrapper">
              <text:p text:style-name="P30"> c</text:p>
            </text:section>
          </table:table-cell>
          <table:table-cell table:style-name="Table10.A1" office:value-type="string">
            <text:section text:style-name="Sect1" text:name="edit-questions-362336786-answer-user-input-2-description">
              <text:p text:style-name="P30">Sistemas de sensores</text:p>
            </text:section>
          </table:table-cell>
        </table:table-row>
        <table:table-row>
          <table:table-cell table:style-name="Table10.A1" office:value-type="string">
            <text:section text:style-name="Sect1" text:name="edit-questions-362336786-answer-user-input-3-wrapper">
              <text:p text:style-name="P30"> d</text:p>
            </text:section>
          </table:table-cell>
          <table:table-cell table:style-name="Table10.A1" office:value-type="string">
            <text:section text:style-name="Sect1" text:name="edit-questions-362336786-answer-user-input-3-description">
              <text:p text:style-name="P30">Sistemas integrados</text:p>
            </text:section>
          </table:table-cell>
        </table:table-row>
      </table:table>
      <text:p text:style-name="P14"><text:span text:style-name="T12">Question 11</text:span> <text:span text:style-name="T13">(2 points)</text:span></text:p>
      <text:p text:style-name="P19"><text:span text:style-name="Strong_20_Emphasis"><text:span text:style-name="T3">Son las dos funciones básicas que realiza un sistema operativo (seleccione dos):</text:span>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section text:style-name="Sect1" text:name="edit-questions-362333700-answer-user-input-0-wrapper">
              <text:p text:style-name="P30"> a</text:p>
            </text:section>
          </table:table-cell>
          <table:table-cell table:style-name="Table11.A1" office:value-type="string">
            <text:section text:style-name="Sect1" text:name="edit-questions-362333700-answer-user-input-0-description">
              <text:p text:style-name="P30">Plataforma de control numérico</text:p>
            </text:section>
          </table:table-cell>
        </table:table-row>
        <table:table-row>
          <table:table-cell table:style-name="Table11.A1" office:value-type="string">
            <text:section text:style-name="Sect1" text:name="edit-questions-362333700-answer-user-input-1-wrapper">
              <text:p text:style-name="P30"> b</text:p>
            </text:section>
          </table:table-cell>
          <table:table-cell table:style-name="Table11.A1" office:value-type="string">
            <text:section text:style-name="Sect1" text:name="edit-questions-362333700-answer-user-input-1-description">
              <text:p text:style-name="P30">Administración de recursos</text:p>
            </text:section>
          </table:table-cell>
        </table:table-row>
        <table:table-row>
          <table:table-cell table:style-name="Table11.A1" office:value-type="string">
            <text:section text:style-name="Sect1" text:name="edit-questions-362333700-answer-user-input-2-wrapper">
              <text:p text:style-name="P30"> c</text:p>
            </text:section>
          </table:table-cell>
          <table:table-cell table:style-name="Table11.A1" office:value-type="string">
            <text:section text:style-name="Sect1" text:name="edit-questions-362333700-answer-user-input-2-description">
              <text:p text:style-name="P30">Interfaz para programas y usuarios</text:p>
            </text:section>
          </table:table-cell>
        </table:table-row>
        <table:table-row>
          <table:table-cell table:style-name="Table11.A1" office:value-type="string">
            <text:section text:style-name="Sect1" text:name="edit-questions-362333700-answer-user-input-3-wrapper">
              <text:p text:style-name="P30"> d</text:p>
            </text:section>
          </table:table-cell>
          <table:table-cell table:style-name="Table11.A1" office:value-type="string">
            <text:section text:style-name="Sect1" text:name="edit-questions-362333700-answer-user-input-3-description">
              <text:p text:style-name="P30">Automatizar tareas de usuario</text:p>
            </text:section>
          </table:table-cell>
        </table:table-row>
      </table:table>
      <text:p text:style-name="P14"><text:span text:style-name="T12">Question 12</text:span> <text:span text:style-name="T13">(2 points)</text:span></text:p>
      <text:p text:style-name="P19"><text:span text:style-name="Strong_20_Emphasis"><text:span text:style-name="T3">Tipo de sistema operativo orientado a dar soporte para un solo usuario y acceso a Internet:</text:span></text:span>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section text:style-name="Sect1" text:name="edit-questions-362335524-answer-user-input-0-wrapper">
              <text:p text:style-name="P30"> a</text:p>
            </text:section>
          </table:table-cell>
          <table:table-cell table:style-name="Table12.A1" office:value-type="string">
            <text:section text:style-name="Sect1" text:name="edit-questions-362335524-answer-user-input-0-description">
              <text:p text:style-name="P30">Sistemas de sensores</text:p>
            </text:section>
          </table:table-cell>
        </table:table-row>
        <table:table-row>
          <table:table-cell table:style-name="Table12.A1" office:value-type="string">
            <text:section text:style-name="Sect1" text:name="edit-questions-362335524-answer-user-input-1-wrapper">
              <text:p text:style-name="P30"> b</text:p>
            </text:section>
          </table:table-cell>
          <table:table-cell table:style-name="Table12.A1" office:value-type="string">
            <text:section text:style-name="Sect1" text:name="edit-questions-362335524-answer-user-input-1-description">
              <text:p text:style-name="P30">Sistemas de servidor</text:p>
            </text:section>
          </table:table-cell>
        </table:table-row>
        <table:table-row>
          <table:table-cell table:style-name="Table12.A1" office:value-type="string">
            <text:section text:style-name="Sect1" text:name="edit-questions-362335524-answer-user-input-2-wrapper">
              <text:p text:style-name="P30"> c</text:p>
            </text:section>
          </table:table-cell>
          <table:table-cell table:style-name="Table12.A1" office:value-type="string">
            <text:section text:style-name="Sect1" text:name="edit-questions-362335524-answer-user-input-2-description">
              <text:p text:style-name="P30">Sistemas de computadoras personales</text:p>
            </text:section>
          </table:table-cell>
        </table:table-row>
        <table:table-row>
          <table:table-cell table:style-name="Table12.A1" office:value-type="string">
            <text:section text:style-name="Sect1" text:name="edit-questions-362335524-answer-user-input-3-wrapper">
              <text:p text:style-name="P30"> d</text:p>
            </text:section>
          </table:table-cell>
          <table:table-cell table:style-name="Table12.A1" office:value-type="string">
            <text:section text:style-name="Sect1" text:name="edit-questions-362335524-answer-user-input-3-description">
              <text:p text:style-name="P30">Sistemas de bolsillo</text:p>
            </text:section>
          </table:table-cell>
        </table:table-row>
      </table:table>
      <text:p text:style-name="P14"><text:span text:style-name="T12">Question 13</text:span> <text:span text:style-name="T13">(2 points)</text:span></text:p>
      <text:p text:style-name="P19"><text:span text:style-name="Strong_20_Emphasis"><text:span text:style-name="T3">Es la parte de un sistema operativo que controla todas las operaciones que implican los procesos:</text:span>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section text:style-name="Sect1" text:name="edit-questions-362337716-answer-user-input-0-wrapper">
              <text:p text:style-name="P30"> a</text:p>
            </text:section>
          </table:table-cell>
          <table:table-cell table:style-name="Table13.A1" office:value-type="string">
            <text:section text:style-name="Sect1" text:name="edit-questions-362337716-answer-user-input-0-description">
              <text:p text:style-name="P30">Administrador de tareas</text:p>
            </text:section>
          </table:table-cell>
        </table:table-row>
        <table:table-row>
          <table:table-cell table:style-name="Table13.A1" office:value-type="string">
            <text:section text:style-name="Sect1" text:name="edit-questions-362337716-answer-user-input-1-wrapper">
              <text:p text:style-name="P30"> b</text:p>
            </text:section>
          </table:table-cell>
          <table:table-cell table:style-name="Table13.A1" office:value-type="string">
            <text:section text:style-name="Sect1" text:name="edit-questions-362337716-answer-user-input-1-description">
              <text:p text:style-name="P30">Administrador de memoria</text:p>
            </text:section>
          </table:table-cell>
        </table:table-row>
        <text:soft-page-break/>
        <table:table-row>
          <table:table-cell table:style-name="Table13.A1" office:value-type="string">
            <text:section text:style-name="Sect1" text:name="edit-questions-362337716-answer-user-input-2-wrapper">
              <text:p text:style-name="P30"> c</text:p>
            </text:section>
          </table:table-cell>
          <table:table-cell table:style-name="Table13.A1" office:value-type="string">
            <text:section text:style-name="Sect1" text:name="edit-questions-362337716-answer-user-input-2-description">
              <text:p text:style-name="P30">Modo de usuario</text:p>
            </text:section>
          </table:table-cell>
        </table:table-row>
        <table:table-row>
          <table:table-cell table:style-name="Table13.A1" office:value-type="string">
            <text:section text:style-name="Sect1" text:name="edit-questions-362337716-answer-user-input-3-wrapper">
              <text:p text:style-name="P30"> d</text:p>
            </text:section>
          </table:table-cell>
          <table:table-cell table:style-name="Table13.A1" office:value-type="string">
            <text:section text:style-name="Sect1" text:name="edit-questions-362337716-answer-user-input-3-description">
              <text:p text:style-name="P30">Kernel o núcleo</text:p>
            </text:section>
          </table:table-cell>
        </table:table-row>
      </table:table>
      <text:p text:style-name="P14"><text:span text:style-name="T12">Question 14</text:span> <text:span text:style-name="T13">(2 points)</text:span></text:p>
      <text:p text:style-name="P19"><text:span text:style-name="Strong_20_Emphasis"><text:span text:style-name="T3">Ocurre cuando un proceso por lógica no puede continuar porque está esperando una entrada que no está disponible o el sistema operativo asignó la CPU a otro proceso:</text:span>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section text:style-name="Sect1" text:name="edit-questions-362342042-answer-user-input-0-wrapper">
              <text:p text:style-name="P30"> a</text:p>
            </text:section>
          </table:table-cell>
          <table:table-cell table:style-name="Table14.A1" office:value-type="string">
            <text:section text:style-name="Sect1" text:name="edit-questions-362342042-answer-user-input-0-description">
              <text:p text:style-name="P30">Activación de procesos</text:p>
            </text:section>
          </table:table-cell>
        </table:table-row>
        <table:table-row>
          <table:table-cell table:style-name="Table14.A1" office:value-type="string">
            <text:section text:style-name="Sect1" text:name="edit-questions-362342042-answer-user-input-1-wrapper">
              <text:p text:style-name="P30"> b</text:p>
            </text:section>
          </table:table-cell>
          <table:table-cell table:style-name="Table14.A1" office:value-type="string">
            <text:section text:style-name="Sect1" text:name="edit-questions-362342042-answer-user-input-1-description">
              <text:p text:style-name="P30">Reanudación de procesos</text:p>
            </text:section>
          </table:table-cell>
        </table:table-row>
        <table:table-row>
          <table:table-cell table:style-name="Table14.A1" office:value-type="string">
            <text:section text:style-name="Sect1" text:name="edit-questions-362342042-answer-user-input-2-wrapper">
              <text:p text:style-name="P30"> c</text:p>
            </text:section>
          </table:table-cell>
          <table:table-cell table:style-name="Table14.A1" office:value-type="string">
            <text:section text:style-name="Sect1" text:name="edit-questions-362342042-answer-user-input-2-description">
              <text:p text:style-name="P30">Bloqueo de procesos</text:p>
            </text:section>
          </table:table-cell>
        </table:table-row>
        <table:table-row>
          <table:table-cell table:style-name="Table14.A1" office:value-type="string">
            <text:section text:style-name="Sect1" text:name="edit-questions-362342042-answer-user-input-3-wrapper">
              <text:p text:style-name="P30"> d</text:p>
            </text:section>
          </table:table-cell>
          <table:table-cell table:style-name="Table14.A1" office:value-type="string">
            <text:section text:style-name="Sect1" text:name="edit-questions-362342042-answer-user-input-3-description">
              <text:p text:style-name="P30">Intermitencia de procesos</text:p>
            </text:section>
          </table:table-cell>
        </table:table-row>
      </table:table>
      <text:p text:style-name="P14"><text:span text:style-name="T12">Question 15</text:span> <text:span text:style-name="T13">(2 points)</text:span></text:p>
      <text:p text:style-name="P19"><text:span text:style-name="Strong_20_Emphasis"><text:span text:style-name="T3">Son algunas características de un sistema operativo (seleccione tres):</text:span></text:span>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section text:style-name="Sect1" text:name="edit-questions-362334198-answer-user-input-0-wrapper">
              <text:p text:style-name="P30"> a</text:p>
            </text:section>
          </table:table-cell>
          <table:table-cell table:style-name="Table15.A1" office:value-type="string">
            <text:section text:style-name="Sect1" text:name="edit-questions-362334198-answer-user-input-0-description">
              <text:p text:style-name="P30">Es software complejo</text:p>
            </text:section>
          </table:table-cell>
        </table:table-row>
        <table:table-row>
          <table:table-cell table:style-name="Table15.A1" office:value-type="string">
            <text:section text:style-name="Sect1" text:name="edit-questions-362334198-answer-user-input-1-wrapper">
              <text:p text:style-name="P30"> b</text:p>
            </text:section>
          </table:table-cell>
          <table:table-cell table:style-name="Table15.A1" office:value-type="string">
            <text:section text:style-name="Sect1" text:name="edit-questions-362334198-answer-user-input-1-description">
              <text:p text:style-name="P30">Es sencillo de programar</text:p>
            </text:section>
          </table:table-cell>
        </table:table-row>
        <table:table-row>
          <table:table-cell table:style-name="Table15.A1" office:value-type="string">
            <text:section text:style-name="Sect1" text:name="edit-questions-362334198-answer-user-input-2-wrapper">
              <text:p text:style-name="P30"> c</text:p>
            </text:section>
          </table:table-cell>
          <table:table-cell table:style-name="Table15.A1" office:value-type="string">
            <text:section text:style-name="Sect1" text:name="edit-questions-362334198-answer-user-input-2-description">
              <text:p text:style-name="P30">Abarca millones de líneas de código</text:p>
            </text:section>
          </table:table-cell>
        </table:table-row>
        <table:table-row>
          <table:table-cell table:style-name="Table15.A1" office:value-type="string">
            <text:section text:style-name="Sect1" text:name="edit-questions-362334198-answer-user-input-3-wrapper">
              <text:p text:style-name="P30"> d</text:p>
            </text:section>
          </table:table-cell>
          <table:table-cell table:style-name="Table15.A1" office:value-type="string">
            <text:section text:style-name="Sect1" text:name="edit-questions-362334198-answer-user-input-3-description">
              <text:p text:style-name="P30">Evolucionan en el tiempo</text:p>
            </text:section>
          </table:table-cell>
        </table:table-row>
        <table:table-row>
          <table:table-cell table:style-name="Table15.A1" office:value-type="string">
            <text:section text:style-name="Sect1" text:name="edit-questions-362334198-answer-user-input-4-wrapper">
              <text:p text:style-name="P30"> e</text:p>
            </text:section>
          </table:table-cell>
          <table:table-cell table:style-name="Table15.A1" office:value-type="string">
            <text:section text:style-name="Sect1" text:name="edit-questions-362334198-answer-user-input-4-description">
              <text:p text:style-name="P30">Es de uso libre</text:p>
            </text:section>
          </table:table-cell>
        </table:table-row>
      </table:table>
      <text:p text:style-name="P14"><text:span text:style-name="T12">Question 16</text:span> <text:span text:style-name="T13">(2 points)</text:span></text:p>
      <text:p text:style-name="P19"><text:span text:style-name="Strong_20_Emphasis"><text:span text:style-name="T3">Tipo de sistema operativo usado en computadoras en paralelo orientados a la comunicación y conectividad:</text:span></text:span>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section text:style-name="Sect1" text:name="edit-questions-362335458-answer-user-input-0-wrapper">
              <text:p text:style-name="P30"> a</text:p>
            </text:section>
          </table:table-cell>
          <table:table-cell table:style-name="Table16.A1" office:value-type="string">
            <text:section text:style-name="Sect1" text:name="edit-questions-362335458-answer-user-input-0-description">
              <text:p text:style-name="P30">Sistemas integrados</text:p>
            </text:section>
          </table:table-cell>
        </table:table-row>
        <table:table-row>
          <table:table-cell table:style-name="Table16.A1" office:value-type="string">
            <text:section text:style-name="Sect1" text:name="edit-questions-362335458-answer-user-input-1-wrapper">
              <text:p text:style-name="P30"> b</text:p>
            </text:section>
          </table:table-cell>
          <table:table-cell table:style-name="Table16.A1" office:value-type="string">
            <text:section text:style-name="Sect1" text:name="edit-questions-362335458-answer-user-input-1-description">
              <text:p text:style-name="P30">Sistemas de tiempo real</text:p>
            </text:section>
          </table:table-cell>
        </table:table-row>
        <table:table-row>
          <table:table-cell table:style-name="Table16.A1" office:value-type="string">
            <text:section text:style-name="Sect1" text:name="edit-questions-362335458-answer-user-input-2-wrapper">
              <text:p text:style-name="P30"> c</text:p>
            </text:section>
          </table:table-cell>
          <table:table-cell table:style-name="Table16.A1" office:value-type="string">
            <text:section text:style-name="Sect1" text:name="edit-questions-362335458-answer-user-input-2-description">
              <text:p text:style-name="P30">Sistemas de bolsillo</text:p>
            </text:section>
          </table:table-cell>
        </table:table-row>
        <table:table-row>
          <table:table-cell table:style-name="Table16.A1" office:value-type="string">
            <text:section text:style-name="Sect1" text:name="edit-questions-362335458-answer-user-input-3-wrapper">
              <text:p text:style-name="P30"> d</text:p>
            </text:section>
          </table:table-cell>
          <table:table-cell table:style-name="Table16.A1" office:value-type="string">
            <text:section text:style-name="Sect1" text:name="edit-questions-362335458-answer-user-input-3-description">
              <text:p text:style-name="P30">Sistemas de multiprocesador</text:p>
            </text:section>
          </table:table-cell>
        </table:table-row>
      </table:table>
      <text:p text:style-name="Standard"/>
      <text:p text:style-name="P3"><text:span text:style-name="T12">Question 17</text:span> <text:span text:style-name="T13">(2 points)</text:span></text:p>
      <text:p text:style-name="P19"><text:span text:style-name="Strong_20_Emphasis"><text:span text:style-name="T3">En un sistema de gestión de memoria virtual por demanda de páginas, el código reubicable de un programa después de la compilación ocupa 20 páginas de 4 Kbytes cada una. Cuando el programa se carga para su ejecución se cargan las páginas 0 y 1 en los marcos de página 4 y 8 respectivamente, calcule la dirección física que corresponde a la dirección virtual 7210:</text:span></text:span></text:p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section text:style-name="Sect1" text:name="edit-questions-362342980-answer-user-input-0-wrapper">
              <text:p text:style-name="P30"> a</text:p>
            </text:section>
          </table:table-cell>
          <table:table-cell table:style-name="Table17.A1" office:value-type="string">
            <text:section text:style-name="Sect1" text:name="edit-questions-362342980-answer-user-input-0-description">
              <text:p text:style-name="P30">44074</text:p>
            </text:section>
          </table:table-cell>
        </table:table-row>
        <table:table-row>
          <table:table-cell table:style-name="Table17.A1" office:value-type="string">
            <text:section text:style-name="Sect1" text:name="edit-questions-362342980-answer-user-input-1-wrapper">
              <text:p text:style-name="P30"> b</text:p>
            </text:section>
          </table:table-cell>
          <table:table-cell table:style-name="Table17.A1" office:value-type="string">
            <text:section text:style-name="Sect1" text:name="edit-questions-362342980-answer-user-input-1-description">
              <text:p text:style-name="P30">29654</text:p>
            </text:section>
          </table:table-cell>
        </table:table-row>
        <table:table-row>
          <table:table-cell table:style-name="Table17.A1" office:value-type="string">
            <text:section text:style-name="Sect1" text:name="edit-questions-362342980-answer-user-input-2-wrapper">
              <text:p text:style-name="P30"> c</text:p>
            </text:section>
          </table:table-cell>
          <table:table-cell table:style-name="Table17.A1" office:value-type="string">
            <text:section text:style-name="Sect1" text:name="edit-questions-362342980-answer-user-input-2-description">
              <text:p text:style-name="P30">35882</text:p>
            </text:section>
          </table:table-cell>
        </table:table-row>
        <table:table-row>
          <table:table-cell table:style-name="Table17.A1" office:value-type="string">
            <text:section text:style-name="Sect1" text:name="edit-questions-362342980-answer-user-input-3-wrapper">
              <text:p text:style-name="P30"> d</text:p>
            </text:section>
          </table:table-cell>
          <table:table-cell table:style-name="Table17.A1" office:value-type="string">
            <text:section text:style-name="Sect1" text:name="edit-questions-362342980-answer-user-input-3-description">
              <text:p text:style-name="P30">37846</text:p>
            </text:section>
          </table:table-cell>
        </table:table-row>
      </table:table>
      <text:p text:style-name="P14"><text:span text:style-name="T12">Question 18</text:span> <text:span text:style-name="T13">(2 points)</text:span></text:p>
      <text:p text:style-name="P19"><text:span text:style-name="Strong_20_Emphasis"><text:span text:style-name="T3">¿Cuánto tiempo tardara en transmitirse un archivo de 20MB a una velocidad de 200 Mbps?</text:span>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section text:style-name="Sect1" text:name="edit-questions-362341434-answer-user-input-0-wrapper">
              <text:p text:style-name="P30"> a</text:p>
            </text:section>
          </table:table-cell>
          <table:table-cell table:style-name="Table18.A1" office:value-type="string">
            <text:section text:style-name="Sect1" text:name="edit-questions-362341434-answer-user-input-0-description">
              <text:p text:style-name="P30">8.38 segundos</text:p>
            </text:section>
          </table:table-cell>
        </table:table-row>
        <table:table-row>
          <table:table-cell table:style-name="Table18.A1" office:value-type="string">
            <text:section text:style-name="Sect1" text:name="edit-questions-362341434-answer-user-input-1-wrapper">
              <text:p text:style-name="P30"> b</text:p>
            </text:section>
          </table:table-cell>
          <table:table-cell table:style-name="Table18.A1" office:value-type="string">
            <text:section text:style-name="Sect1" text:name="edit-questions-362341434-answer-user-input-1-description">
              <text:p text:style-name="P30">83.8 segundos</text:p>
            </text:section>
          </table:table-cell>
        </table:table-row>
        <table:table-row>
          <table:table-cell table:style-name="Table18.A1" office:value-type="string">
            <text:section text:style-name="Sect1" text:name="edit-questions-362341434-answer-user-input-2-wrapper">
              <text:p text:style-name="P30"> c</text:p>
            </text:section>
          </table:table-cell>
          <table:table-cell table:style-name="Table18.A1" office:value-type="string">
            <text:section text:style-name="Sect1" text:name="edit-questions-362341434-answer-user-input-2-description">
              <text:p text:style-name="P30">0.83 segundos</text:p>
            </text:section>
          </table:table-cell>
        </table:table-row>
        <table:table-row>
          <table:table-cell table:style-name="Table18.A1" office:value-type="string">
            <text:section text:style-name="Sect1" text:name="edit-questions-362341434-answer-user-input-3-wrapper">
              <text:p text:style-name="P30"> d</text:p>
            </text:section>
          </table:table-cell>
          <table:table-cell table:style-name="Table18.A1" office:value-type="string">
            <text:section text:style-name="Sect1" text:name="edit-questions-362341434-answer-user-input-3-description">
              <text:p text:style-name="P30">0.08 segundos</text:p>
            </text:section>
          </table:table-cell>
        </table:table-row>
      </table:table>
      <text:p text:style-name="P14"><text:span text:style-name="T12">Question 19</text:span> <text:span text:style-name="T13">(2 points)</text:span></text:p>
      <text:p text:style-name="P19"><text:span text:style-name="Strong_20_Emphasis"><text:span text:style-name="T3">Es el objetivo que busca la planificación de procesos en un sistema de procesamiento por lotes:</text:span>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section text:style-name="Sect1" text:name="edit-questions-362342276-answer-user-input-0-wrapper">
              <text:p text:style-name="P30"> a</text:p>
            </text:section>
          </table:table-cell>
          <table:table-cell table:style-name="Table19.A1" office:value-type="string">
            <text:section text:style-name="Sect1" text:name="edit-questions-362342276-answer-user-input-0-description">
              <text:p text:style-name="P30">Maximizar el número de usuarios por sesión</text:p>
            </text:section>
          </table:table-cell>
        </table:table-row>
        <table:table-row>
          <table:table-cell table:style-name="Table19.A1" office:value-type="string">
            <text:section text:style-name="Sect1" text:name="edit-questions-362342276-answer-user-input-1-wrapper">
              <text:p text:style-name="P30"> b</text:p>
            </text:section>
          </table:table-cell>
          <table:table-cell table:style-name="Table19.A1" office:value-type="string">
            <text:section text:style-name="Sect1" text:name="edit-questions-362342276-answer-user-input-1-description">
              <text:p text:style-name="P30">Maximizar el número de trabajos por hora</text:p>
            </text:section>
          </table:table-cell>
        </table:table-row>
        <text:soft-page-break/>
        <table:table-row>
          <table:table-cell table:style-name="Table19.A1" office:value-type="string">
            <text:section text:style-name="Sect1" text:name="edit-questions-362342276-answer-user-input-2-wrapper">
              <text:p text:style-name="P30"> c</text:p>
            </text:section>
          </table:table-cell>
          <table:table-cell table:style-name="Table19.A1" office:value-type="string">
            <text:section text:style-name="Sect1" text:name="edit-questions-362342276-answer-user-input-2-description">
              <text:p text:style-name="P30">Minimizar el número de trabajos por hora</text:p>
            </text:section>
          </table:table-cell>
        </table:table-row>
        <table:table-row>
          <table:table-cell table:style-name="Table19.A1" office:value-type="string">
            <text:section text:style-name="Sect1" text:name="edit-questions-362342276-answer-user-input-3-wrapper">
              <text:p text:style-name="P30"> d</text:p>
            </text:section>
          </table:table-cell>
          <table:table-cell table:style-name="Table19.A1" office:value-type="string">
            <text:section text:style-name="Sect1" text:name="edit-questions-362342276-answer-user-input-3-description">
              <text:p text:style-name="P30">Minimizar el número de usuarios por sesión</text:p>
            </text:section>
          </table:table-cell>
        </table:table-row>
      </table:table>
      <text:p text:style-name="P14"><text:span text:style-name="T12">Question 20</text:span> <text:span text:style-name="T13">(2 points)</text:span></text:p>
      <text:p text:style-name="P19"><text:span text:style-name="Strong_20_Emphasis"><text:span text:style-name="T3">Es la técnica del sistema operativo donde un programa tiene su espacio de direcciones dividido en partes llamadas páginas:</text:span></text:span></text:p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section text:style-name="Sect1" text:name="edit-questions-362339358-answer-user-input-0-wrapper">
              <text:p text:style-name="P30"> a</text:p>
            </text:section>
          </table:table-cell>
          <table:table-cell table:style-name="Table20.A1" office:value-type="string">
            <text:section text:style-name="Sect1" text:name="edit-questions-362339358-answer-user-input-0-description">
              <text:p text:style-name="P30">Memoria virtual</text:p>
            </text:section>
          </table:table-cell>
        </table:table-row>
        <table:table-row>
          <table:table-cell table:style-name="Table20.A1" office:value-type="string">
            <text:section text:style-name="Sect1" text:name="edit-questions-362339358-answer-user-input-1-wrapper">
              <text:p text:style-name="P30"> b</text:p>
            </text:section>
          </table:table-cell>
          <table:table-cell table:style-name="Table20.A1" office:value-type="string">
            <text:section text:style-name="Sect1" text:name="edit-questions-362339358-answer-user-input-1-description">
              <text:p text:style-name="P30">Memoria física</text:p>
            </text:section>
          </table:table-cell>
        </table:table-row>
        <table:table-row>
          <table:table-cell table:style-name="Table20.A1" office:value-type="string">
            <text:section text:style-name="Sect1" text:name="edit-questions-362339358-answer-user-input-2-wrapper">
              <text:p text:style-name="P30"> c</text:p>
            </text:section>
          </table:table-cell>
          <table:table-cell table:style-name="Table20.A1" office:value-type="string">
            <text:section text:style-name="Sect1" text:name="edit-questions-362339358-answer-user-input-2-description">
              <text:p text:style-name="P30">Memoria extendida</text:p>
            </text:section>
          </table:table-cell>
        </table:table-row>
        <table:table-row>
          <table:table-cell table:style-name="Table20.A1" office:value-type="string">
            <text:section text:style-name="Sect1" text:name="edit-questions-362339358-answer-user-input-3-wrapper">
              <text:p text:style-name="P30"> d</text:p>
            </text:section>
          </table:table-cell>
          <table:table-cell table:style-name="Table20.A1" office:value-type="string">
            <text:section text:style-name="Sect1" text:name="edit-questions-362339358-answer-user-input-3-description">
              <text:p text:style-name="P30">Memoria secundaria</text:p>
            </text:section>
          </table:table-cell>
        </table:table-row>
      </table:table>
      <text:p text:style-name="P14"><text:span text:style-name="T12">Question 21</text:span> <text:span text:style-name="T13">(2 points)</text:span></text:p>
      <text:p text:style-name="P19"><text:span text:style-name="Strong_20_Emphasis"><text:span text:style-name="T3">Son las unidades en que se divide la memoria física:</text:span></text:span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section text:style-name="Sect1" text:name="edit-questions-362342560-answer-user-input-0-wrapper">
              <text:p text:style-name="P30"> a</text:p>
            </text:section>
          </table:table-cell>
          <table:table-cell table:style-name="Table21.A1" office:value-type="string">
            <text:section text:style-name="Sect1" text:name="edit-questions-362342560-answer-user-input-0-description">
              <text:p text:style-name="P30">Marcos de página</text:p>
            </text:section>
          </table:table-cell>
        </table:table-row>
        <table:table-row>
          <table:table-cell table:style-name="Table21.A1" office:value-type="string">
            <text:section text:style-name="Sect1" text:name="edit-questions-362342560-answer-user-input-1-wrapper">
              <text:p text:style-name="P30"> b</text:p>
            </text:section>
          </table:table-cell>
          <table:table-cell table:style-name="Table21.A1" office:value-type="string">
            <text:section text:style-name="Sect1" text:name="edit-questions-362342560-answer-user-input-1-description">
              <text:p text:style-name="P30">Unidades de control</text:p>
            </text:section>
          </table:table-cell>
        </table:table-row>
        <table:table-row>
          <table:table-cell table:style-name="Table21.A1" office:value-type="string">
            <text:section text:style-name="Sect1" text:name="edit-questions-362342560-answer-user-input-2-wrapper">
              <text:p text:style-name="P30"> c</text:p>
            </text:section>
          </table:table-cell>
          <table:table-cell table:style-name="Table21.A1" office:value-type="string">
            <text:section text:style-name="Sect1" text:name="edit-questions-362342560-answer-user-input-2-description">
              <text:p text:style-name="P30">Unidades de memoria</text:p>
            </text:section>
          </table:table-cell>
        </table:table-row>
        <table:table-row>
          <table:table-cell table:style-name="Table21.A1" office:value-type="string">
            <text:section text:style-name="Sect1" text:name="edit-questions-362342560-answer-user-input-3-wrapper">
              <text:p text:style-name="P30"> d</text:p>
            </text:section>
          </table:table-cell>
          <table:table-cell table:style-name="Table21.A1" office:value-type="string">
            <text:section text:style-name="Sect1" text:name="edit-questions-362342560-answer-user-input-3-description">
              <text:p text:style-name="P30">Marcos de control</text:p>
            </text:section>
          </table:table-cell>
        </table:table-row>
      </table:table>
      <text:p text:style-name="P14"><text:span text:style-name="T12">Question 22</text:span> <text:span text:style-name="T13">(2 points)</text:span></text:p>
      <text:p text:style-name="P19"><text:span text:style-name="Strong_20_Emphasis"><text:span text:style-name="T3">A este personaje se le considera como el primero en diseñar una computadora digital:</text:span>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section text:style-name="Sect1" text:name="edit-questions-362340316-answer-user-input-0-wrapper">
              <text:p text:style-name="P30"> a</text:p>
            </text:section>
          </table:table-cell>
          <table:table-cell table:style-name="Table22.A1" office:value-type="string">
            <text:section text:style-name="Sect1" text:name="edit-questions-362340316-answer-user-input-0-description">
              <text:p text:style-name="P30">Alan Turin</text:p>
            </text:section>
          </table:table-cell>
        </table:table-row>
        <table:table-row>
          <table:table-cell table:style-name="Table22.A1" office:value-type="string">
            <text:section text:style-name="Sect1" text:name="edit-questions-362340316-answer-user-input-1-wrapper">
              <text:p text:style-name="P30"> b</text:p>
            </text:section>
          </table:table-cell>
          <table:table-cell table:style-name="Table22.A1" office:value-type="string">
            <text:section text:style-name="Sect1" text:name="edit-questions-362340316-answer-user-input-1-description">
              <text:p text:style-name="P30">Konrad Zuse</text:p>
            </text:section>
          </table:table-cell>
        </table:table-row>
        <table:table-row>
          <table:table-cell table:style-name="Table22.A1" office:value-type="string">
            <text:section text:style-name="Sect1" text:name="edit-questions-362340316-answer-user-input-2-wrapper">
              <text:p text:style-name="P30"> c</text:p>
            </text:section>
          </table:table-cell>
          <table:table-cell table:style-name="Table22.A1" office:value-type="string">
            <text:section text:style-name="Sect1" text:name="edit-questions-362340316-answer-user-input-2-description">
              <text:p text:style-name="P30">Charles Babbage</text:p>
            </text:section>
          </table:table-cell>
        </table:table-row>
        <table:table-row>
          <table:table-cell table:style-name="Table22.A1" office:value-type="string">
            <text:section text:style-name="Sect1" text:name="edit-questions-362340316-answer-user-input-3-wrapper">
              <text:p text:style-name="P30"> d</text:p>
            </text:section>
          </table:table-cell>
          <table:table-cell table:style-name="Table22.A1" office:value-type="string">
            <text:section text:style-name="Sect1" text:name="edit-questions-362340316-answer-user-input-3-description">
              <text:p text:style-name="P30">George Boole</text:p>
            </text:section>
          </table:table-cell>
        </table:table-row>
      </table:table>
      <text:p text:style-name="P14"><text:span text:style-name="T12">Question 23</text:span> <text:span text:style-name="T13">(2 points)</text:span></text:p>
      <text:p text:style-name="P19"><text:span text:style-name="Strong_20_Emphasis"><text:span text:style-name="T3">Tipo de sistema operativo orientado a dar servicio a varios usuarios a través de una red y compartir recursos:</text:span>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section text:style-name="Sect1" text:name="edit-questions-362335384-answer-user-input-0-wrapper">
              <text:p text:style-name="P30"> a</text:p>
            </text:section>
          </table:table-cell>
          <table:table-cell table:style-name="Table23.A1" office:value-type="string">
            <text:section text:style-name="Sect1" text:name="edit-questions-362335384-answer-user-input-0-description">
              <text:p text:style-name="P30">Sistemas de servidor</text:p>
            </text:section>
          </table:table-cell>
        </table:table-row>
        <table:table-row>
          <table:table-cell table:style-name="Table23.A1" office:value-type="string">
            <text:section text:style-name="Sect1" text:name="edit-questions-362335384-answer-user-input-1-wrapper">
              <text:p text:style-name="P30"> b</text:p>
            </text:section>
          </table:table-cell>
          <table:table-cell table:style-name="Table23.A1" office:value-type="string">
            <text:section text:style-name="Sect1" text:name="edit-questions-362335384-answer-user-input-1-description">
              <text:p text:style-name="P30">Sistemas integrados</text:p>
            </text:section>
          </table:table-cell>
        </table:table-row>
        <table:table-row>
          <table:table-cell table:style-name="Table23.A1" office:value-type="string">
            <text:section text:style-name="Sect1" text:name="edit-questions-362335384-answer-user-input-2-wrapper">
              <text:p text:style-name="P30"> c</text:p>
            </text:section>
          </table:table-cell>
          <table:table-cell table:style-name="Table23.A1" office:value-type="string">
            <text:section text:style-name="Sect1" text:name="edit-questions-362335384-answer-user-input-2-description">
              <text:p text:style-name="P30">Sistemas de tiempo real</text:p>
            </text:section>
          </table:table-cell>
        </table:table-row>
        <table:table-row>
          <table:table-cell table:style-name="Table23.A1" office:value-type="string">
            <text:section text:style-name="Sect1" text:name="edit-questions-362335384-answer-user-input-3-wrapper">
              <text:p text:style-name="P30"> d</text:p>
            </text:section>
          </table:table-cell>
          <table:table-cell table:style-name="Table23.A1" office:value-type="string">
            <text:section text:style-name="Sect1" text:name="edit-questions-362335384-answer-user-input-3-description">
              <text:p text:style-name="P30">Sistemas de sensores</text:p>
            </text:section>
          </table:table-cell>
        </table:table-row>
      </table:table>
      <text:p text:style-name="P14"><text:span text:style-name="T12">Question 24</text:span> <text:span text:style-name="T13">(2 points)</text:span></text:p>
      <text:p text:style-name="P19"><text:span text:style-name="Strong_20_Emphasis"><text:span text:style-name="T3">Es un tipo de memoria abstracta utilizado para que los programas se ejecuten de forma segura:</text:span></text:span></text:p>
      <table:table table:name="Table24" table:style-name="Table24">
        <table:table-column table:style-name="Table24.A"/>
        <table:table-column table:style-name="Table24.B"/>
        <table:table-row>
          <table:table-cell table:style-name="Table24.A1" office:value-type="string">
            <text:section text:style-name="Sect1" text:name="edit-questions-362340036-answer-user-input-0-wrapper">
              <text:p text:style-name="P30"> a</text:p>
            </text:section>
          </table:table-cell>
          <table:table-cell table:style-name="Table24.A1" office:value-type="string">
            <text:section text:style-name="Sect1" text:name="edit-questions-362340036-answer-user-input-0-description">
              <text:p text:style-name="P30">Espacio de registros</text:p>
            </text:section>
          </table:table-cell>
        </table:table-row>
        <table:table-row>
          <table:table-cell table:style-name="Table24.A1" office:value-type="string">
            <text:section text:style-name="Sect1" text:name="edit-questions-362340036-answer-user-input-1-wrapper">
              <text:p text:style-name="P30"> b</text:p>
            </text:section>
          </table:table-cell>
          <table:table-cell table:style-name="Table24.A1" office:value-type="string">
            <text:section text:style-name="Sect1" text:name="edit-questions-362340036-answer-user-input-1-description">
              <text:p text:style-name="P30">Espacio de unidades</text:p>
            </text:section>
          </table:table-cell>
        </table:table-row>
        <table:table-row>
          <table:table-cell table:style-name="Table24.A1" office:value-type="string">
            <text:section text:style-name="Sect1" text:name="edit-questions-362340036-answer-user-input-2-wrapper">
              <text:p text:style-name="P30"> c</text:p>
            </text:section>
          </table:table-cell>
          <table:table-cell table:style-name="Table24.A1" office:value-type="string">
            <text:section text:style-name="Sect1" text:name="edit-questions-362340036-answer-user-input-2-description">
              <text:p text:style-name="P30">Espacio de interrupciones</text:p>
            </text:section>
          </table:table-cell>
        </table:table-row>
        <table:table-row>
          <table:table-cell table:style-name="Table24.A1" office:value-type="string">
            <text:section text:style-name="Sect1" text:name="edit-questions-362340036-answer-user-input-3-wrapper">
              <text:p text:style-name="P30"> d</text:p>
            </text:section>
          </table:table-cell>
          <table:table-cell table:style-name="Table24.A1" office:value-type="string">
            <text:section text:style-name="Sect1" text:name="edit-questions-362340036-answer-user-input-3-description">
              <text:p text:style-name="P30">Espacio de direcciones</text:p>
            </text:section>
          </table:table-cell>
        </table:table-row>
      </table:table>
      <text:p text:style-name="P14"><text:span text:style-name="T12">Question 25</text:span> <text:span text:style-name="T13">(2 points)</text:span></text:p>
      <text:p text:style-name="P19"><text:span text:style-name="Strong_20_Emphasis"><text:span text:style-name="T3">Es el problema que ocurre cuando dos o más procesos están compitiendo por un recurso compartido:</text:span></text:span></text:p>
      <text:p text:style-name="P20"> </text:p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section text:style-name="Sect1" text:name="edit-questions-362339734-answer-user-input-0-wrapper">
              <text:p text:style-name="P30"> a</text:p>
            </text:section>
          </table:table-cell>
          <table:table-cell table:style-name="Table25.A1" office:value-type="string">
            <text:section text:style-name="Sect1" text:name="edit-questions-362339734-answer-user-input-0-description">
              <text:p text:style-name="P30">Región critica</text:p>
            </text:section>
          </table:table-cell>
        </table:table-row>
        <table:table-row>
          <table:table-cell table:style-name="Table25.A1" office:value-type="string">
            <text:section text:style-name="Sect1" text:name="edit-questions-362339734-answer-user-input-1-wrapper">
              <text:p text:style-name="P30"> b</text:p>
            </text:section>
          </table:table-cell>
          <table:table-cell table:style-name="Table25.A1" office:value-type="string">
            <text:section text:style-name="Sect1" text:name="edit-questions-362339734-answer-user-input-1-description">
              <text:p text:style-name="P30">Condición de carrera</text:p>
            </text:section>
          </table:table-cell>
        </table:table-row>
        <table:table-row>
          <table:table-cell table:style-name="Table25.A1" office:value-type="string">
            <text:section text:style-name="Sect1" text:name="edit-questions-362339734-answer-user-input-2-wrapper">
              <text:p text:style-name="P30"> c</text:p>
            </text:section>
          </table:table-cell>
          <table:table-cell table:style-name="Table25.A1" office:value-type="string">
            <text:section text:style-name="Sect1" text:name="edit-questions-362339734-answer-user-input-2-description">
              <text:p text:style-name="P30">Exclusión mutua</text:p>
            </text:section>
          </table:table-cell>
        </table:table-row>
        <table:table-row>
          <table:table-cell table:style-name="Table25.A1" office:value-type="string">
            <text:section text:style-name="Sect1" text:name="edit-questions-362339734-answer-user-input-3-wrapper">
              <text:p text:style-name="P30"> d</text:p>
            </text:section>
          </table:table-cell>
          <table:table-cell table:style-name="Table25.A1" office:value-type="string">
            <text:section text:style-name="Sect1" text:name="edit-questions-362339734-answer-user-input-3-description">
              <text:p text:style-name="P30">Semáforos</text:p>
            </text:section>
          </table:table-cell>
        </table:table-row>
      </table:table>
      <text:p text:style-name="P14"><text:span text:style-name="T12">Question 26</text:span> <text:span text:style-name="T13">(2 points)</text:span></text:p>
      <text:p text:style-name="P19"><text:span text:style-name="Strong_20_Emphasis"><text:span text:style-name="T3">Se le considera como la primera computadora digital de la historia:</text:span></text:span></text:p>
      <table:table table:name="Table26" table:style-name="Table26">
        <table:table-column table:style-name="Table26.A"/>
        <table:table-column table:style-name="Table26.B"/>
        <text:soft-page-break/>
        <table:table-row>
          <table:table-cell table:style-name="Table26.A1" office:value-type="string">
            <text:section text:style-name="Sect1" text:name="edit-questions-362340358-answer-user-input-0-wrapper">
              <text:p text:style-name="P30"> a</text:p>
            </text:section>
          </table:table-cell>
          <table:table-cell table:style-name="Table26.A1" office:value-type="string">
            <text:section text:style-name="Sect1" text:name="edit-questions-362340358-answer-user-input-0-description">
              <text:p text:style-name="P30">La máquina analítica</text:p>
            </text:section>
          </table:table-cell>
        </table:table-row>
        <table:table-row>
          <table:table-cell table:style-name="Table26.A1" office:value-type="string">
            <text:section text:style-name="Sect1" text:name="edit-questions-362340358-answer-user-input-1-wrapper">
              <text:p text:style-name="P30"> b</text:p>
            </text:section>
          </table:table-cell>
          <table:table-cell table:style-name="Table26.A1" office:value-type="string">
            <text:section text:style-name="Sect1" text:name="edit-questions-362340358-answer-user-input-1-description">
              <text:p text:style-name="P30">La máquina dialéctica</text:p>
            </text:section>
          </table:table-cell>
        </table:table-row>
        <table:table-row>
          <table:table-cell table:style-name="Table26.A1" office:value-type="string">
            <text:section text:style-name="Sect1" text:name="edit-questions-362340358-answer-user-input-2-wrapper">
              <text:p text:style-name="P30"> c</text:p>
            </text:section>
          </table:table-cell>
          <table:table-cell table:style-name="Table26.A1" office:value-type="string">
            <text:section text:style-name="Sect1" text:name="edit-questions-362340358-answer-user-input-2-description">
              <text:p text:style-name="P30">La máquina ENIAC</text:p>
            </text:section>
          </table:table-cell>
        </table:table-row>
        <table:table-row>
          <table:table-cell table:style-name="Table26.A1" office:value-type="string">
            <text:section text:style-name="Sect1" text:name="edit-questions-362340358-answer-user-input-3-wrapper">
              <text:p text:style-name="P30"> d</text:p>
            </text:section>
          </table:table-cell>
          <table:table-cell table:style-name="Table26.A1" office:value-type="string">
            <text:section text:style-name="Sect1" text:name="edit-questions-362340358-answer-user-input-3-description">
              <text:p text:style-name="P30">La máquina Collosus</text:p>
            </text:section>
          </table:table-cell>
        </table:table-row>
      </table:table>
      <text:p text:style-name="P14"><text:span text:style-name="T12">Question 27</text:span> <text:span text:style-name="T13">(2 points)</text:span></text:p>
      <text:p text:style-name="P19"><text:span text:style-name="Strong_20_Emphasis"><text:span text:style-name="T3">Es el primer lenguaje de programación de alto nivel de la historia:</text:span></text:span></text:p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section text:style-name="Sect1" text:name="edit-questions-362340492-answer-user-input-0-wrapper">
              <text:p text:style-name="P30"> a</text:p>
            </text:section>
          </table:table-cell>
          <table:table-cell table:style-name="Table27.A1" office:value-type="string">
            <text:section text:style-name="Sect1" text:name="edit-questions-362340492-answer-user-input-0-description">
              <text:p text:style-name="P30">Pascal</text:p>
            </text:section>
          </table:table-cell>
        </table:table-row>
        <table:table-row>
          <table:table-cell table:style-name="Table27.A1" office:value-type="string">
            <text:section text:style-name="Sect1" text:name="edit-questions-362340492-answer-user-input-1-wrapper">
              <text:p text:style-name="P30"> b</text:p>
            </text:section>
          </table:table-cell>
          <table:table-cell table:style-name="Table27.A1" office:value-type="string">
            <text:section text:style-name="Sect1" text:name="edit-questions-362340492-answer-user-input-1-description">
              <text:p text:style-name="P30">Basic</text:p>
            </text:section>
          </table:table-cell>
        </table:table-row>
        <table:table-row>
          <table:table-cell table:style-name="Table27.A1" office:value-type="string">
            <text:section text:style-name="Sect1" text:name="edit-questions-362340492-answer-user-input-2-wrapper">
              <text:p text:style-name="P30"> c</text:p>
            </text:section>
          </table:table-cell>
          <table:table-cell table:style-name="Table27.A1" office:value-type="string">
            <text:section text:style-name="Sect1" text:name="edit-questions-362340492-answer-user-input-2-description">
              <text:p text:style-name="P30">Fortran</text:p>
            </text:section>
          </table:table-cell>
        </table:table-row>
        <table:table-row>
          <table:table-cell table:style-name="Table27.A1" office:value-type="string">
            <text:section text:style-name="Sect1" text:name="edit-questions-362340492-answer-user-input-3-wrapper">
              <text:p text:style-name="P30"> d</text:p>
            </text:section>
          </table:table-cell>
          <table:table-cell table:style-name="Table27.A1" office:value-type="string">
            <text:section text:style-name="Sect1" text:name="edit-questions-362340492-answer-user-input-3-description">
              <text:p text:style-name="P30">Cobol</text:p>
            </text:section>
          </table:table-cell>
        </table:table-row>
      </table:table>
      <text:p text:style-name="P14"><text:span text:style-name="T12">Question 28</text:span> <text:span text:style-name="T13">(2 points)</text:span></text:p>
      <text:p text:style-name="P19"><text:span text:style-name="Strong_20_Emphasis"><text:span text:style-name="T3">Son los tamaños de las páginas y los marcos de página en los sistemas operativos actuales (seleccione dos):</text:span></text:span></text:p>
      <table:table table:name="Table28" table:style-name="Table28">
        <table:table-column table:style-name="Table28.A"/>
        <table:table-column table:style-name="Table28.B"/>
        <table:table-row>
          <table:table-cell table:style-name="Table28.A1" office:value-type="string">
            <text:section text:style-name="Sect1" text:name="edit-questions-362342758-answer-user-input-0-wrapper">
              <text:p text:style-name="P30"> a</text:p>
            </text:section>
          </table:table-cell>
          <table:table-cell table:style-name="Table28.A1" office:value-type="string">
            <text:section text:style-name="Sect1" text:name="edit-questions-362342758-answer-user-input-0-description">
              <text:p text:style-name="P30">512 KBytes</text:p>
            </text:section>
          </table:table-cell>
        </table:table-row>
        <table:table-row>
          <table:table-cell table:style-name="Table28.A1" office:value-type="string">
            <text:section text:style-name="Sect1" text:name="edit-questions-362342758-answer-user-input-1-wrapper">
              <text:p text:style-name="P30"> b</text:p>
            </text:section>
          </table:table-cell>
          <table:table-cell table:style-name="Table28.A1" office:value-type="string">
            <text:section text:style-name="Sect1" text:name="edit-questions-362342758-answer-user-input-1-description">
              <text:p text:style-name="P30">512 Bytes</text:p>
            </text:section>
          </table:table-cell>
        </table:table-row>
        <table:table-row>
          <table:table-cell table:style-name="Table28.A1" office:value-type="string">
            <text:section text:style-name="Sect1" text:name="edit-questions-362342758-answer-user-input-2-wrapper">
              <text:p text:style-name="P30"> c</text:p>
            </text:section>
          </table:table-cell>
          <table:table-cell table:style-name="Table28.A1" office:value-type="string">
            <text:section text:style-name="Sect1" text:name="edit-questions-362342758-answer-user-input-2-description">
              <text:p text:style-name="P30">4096 Bytes</text:p>
            </text:section>
          </table:table-cell>
        </table:table-row>
        <table:table-row>
          <table:table-cell table:style-name="Table28.A1" office:value-type="string">
            <text:section text:style-name="Sect1" text:name="edit-questions-362342758-answer-user-input-3-wrapper">
              <text:p text:style-name="P30"> d</text:p>
            </text:section>
          </table:table-cell>
          <table:table-cell table:style-name="Table28.A1" office:value-type="string">
            <text:section text:style-name="Sect1" text:name="edit-questions-362342758-answer-user-input-3-description">
              <text:p text:style-name="P30">4096 KBytes</text:p>
            </text:section>
          </table:table-cell>
        </table:table-row>
      </table:table>
      <text:p text:style-name="P14"><text:span text:style-name="T12">Question 29</text:span> <text:span text:style-name="T13">(2 points)</text:span></text:p>
      <text:p text:style-name="P19"><text:span text:style-name="Strong_20_Emphasis"><text:span text:style-name="T3">Es el tipo de diseño de sistema operativo que se divide en varios módulos pequeños y solo uno se ejecuta en modo kernel:</text:span></text:span></text:p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section text:style-name="Sect1" text:name="edit-questions-362337318-answer-user-input-0-wrapper">
              <text:p text:style-name="P30"> a</text:p>
            </text:section>
          </table:table-cell>
          <table:table-cell table:style-name="Table29.A1" office:value-type="string">
            <text:section text:style-name="Sect1" text:name="edit-questions-362337318-answer-user-input-0-description">
              <text:p text:style-name="P30">Monolítico</text:p>
            </text:section>
          </table:table-cell>
        </table:table-row>
        <table:table-row>
          <table:table-cell table:style-name="Table29.A1" office:value-type="string">
            <text:section text:style-name="Sect1" text:name="edit-questions-362337318-answer-user-input-1-wrapper">
              <text:p text:style-name="P30"> b</text:p>
            </text:section>
          </table:table-cell>
          <table:table-cell table:style-name="Table29.A1" office:value-type="string">
            <text:section text:style-name="Sect1" text:name="edit-questions-362337318-answer-user-input-1-description">
              <text:p text:style-name="P30">Multicapa</text:p>
            </text:section>
          </table:table-cell>
        </table:table-row>
        <table:table-row>
          <table:table-cell table:style-name="Table29.A1" office:value-type="string">
            <text:section text:style-name="Sect1" text:name="edit-questions-362337318-answer-user-input-2-wrapper">
              <text:p text:style-name="P30"> c</text:p>
            </text:section>
          </table:table-cell>
          <table:table-cell table:style-name="Table29.A1" office:value-type="string">
            <text:section text:style-name="Sect1" text:name="edit-questions-362337318-answer-user-input-2-description">
              <text:p text:style-name="P30">Micro kernel</text:p>
            </text:section>
          </table:table-cell>
        </table:table-row>
        <table:table-row>
          <table:table-cell table:style-name="Table29.A1" office:value-type="string">
            <text:section text:style-name="Sect1" text:name="edit-questions-362337318-answer-user-input-3-wrapper">
              <text:p text:style-name="P30"> d</text:p>
            </text:section>
          </table:table-cell>
          <table:table-cell table:style-name="Table29.A1" office:value-type="string">
            <text:section text:style-name="Sect1" text:name="edit-questions-362337318-answer-user-input-3-description">
              <text:p text:style-name="P30">Máquina virtual</text:p>
            </text:section>
          </table:table-cell>
        </table:table-row>
      </table:table>
      <text:p text:style-name="P14"><text:span text:style-name="T12">Question 30</text:span> <text:span text:style-name="T13">(2 points)</text:span></text:p>
      <text:p text:style-name="P19"><text:span text:style-name="Strong_20_Emphasis"><text:span text:style-name="T3">En un sistema de gestión de memoria virtual por demanda de páginas, el código reubicable de un programa después de la compilación ocupa 20 páginas de 4 Kbytes cada una. Cuando el programa se carga para su ejecución se cargan las páginas 0 y 1 en los marcos de página 4 y 8 respectivamente, calcule la dirección física que corresponde a la dirección virtual 20500:</text:span></text:span></text:p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section text:style-name="Sect1" text:name="edit-questions-362343166-answer-user-input-0-wrapper">
              <text:p text:style-name="P30"> a</text:p>
            </text:section>
          </table:table-cell>
          <table:table-cell table:style-name="Table30.A1" office:value-type="string">
            <text:section text:style-name="Sect1" text:name="edit-questions-362343166-answer-user-input-0-description">
              <text:p text:style-name="P30">La página no ha sido cargada</text:p>
            </text:section>
          </table:table-cell>
        </table:table-row>
        <table:table-row>
          <table:table-cell table:style-name="Table30.A1" office:value-type="string">
            <text:section text:style-name="Sect1" text:name="edit-questions-362343166-answer-user-input-1-wrapper">
              <text:p text:style-name="P30"> b</text:p>
            </text:section>
          </table:table-cell>
          <table:table-cell table:style-name="Table30.A1" office:value-type="string">
            <text:section text:style-name="Sect1" text:name="edit-questions-362343166-answer-user-input-1-description">
              <text:p text:style-name="P30">7800</text:p>
            </text:section>
          </table:table-cell>
        </table:table-row>
        <table:table-row>
          <table:table-cell table:style-name="Table30.A1" office:value-type="string">
            <text:section text:style-name="Sect1" text:name="edit-questions-362343166-answer-user-input-2-wrapper">
              <text:p text:style-name="P30"> c</text:p>
            </text:section>
          </table:table-cell>
          <table:table-cell table:style-name="Table30.A1" office:value-type="string">
            <text:section text:style-name="Sect1" text:name="edit-questions-362343166-answer-user-input-2-description">
              <text:p text:style-name="P30">5400</text:p>
            </text:section>
          </table:table-cell>
        </table:table-row>
        <table:table-row>
          <table:table-cell table:style-name="Table30.A1" office:value-type="string">
            <text:section text:style-name="Sect1" text:name="edit-questions-362343166-answer-user-input-3-wrapper">
              <text:p text:style-name="P30"> d</text:p>
            </text:section>
          </table:table-cell>
          <table:table-cell table:style-name="Table30.A1" office:value-type="string">
            <text:section text:style-name="Sect1" text:name="edit-questions-362343166-answer-user-input-3-description">
              <text:p text:style-name="P30">7700</text:p>
            </text:section>
          </table:table-cell>
        </table:table-row>
      </table:table>
      <text:p text:style-name="P14"><text:span text:style-name="T12">Question 31</text:span> <text:span text:style-name="T13">(2 points)</text:span></text:p>
      <text:p text:style-name="P19"><text:span text:style-name="Strong_20_Emphasis"><text:span text:style-name="T3">Son los dos conceptos clave en el uso de la memoria para hacer posible la multitarea (seleccione dos):</text:span></text:span></text:p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section text:style-name="Sect1" text:name="edit-questions-362342456-answer-user-input-0-wrapper">
              <text:p text:style-name="P30"> a</text:p>
            </text:section>
          </table:table-cell>
          <table:table-cell table:style-name="Table31.A1" office:value-type="string">
            <text:section text:style-name="Sect1" text:name="edit-questions-362342456-answer-user-input-0-description">
              <text:p text:style-name="P30">La eficiencia de los procesos para correr rápido</text:p>
            </text:section>
          </table:table-cell>
        </table:table-row>
        <table:table-row>
          <table:table-cell table:style-name="Table31.A1" office:value-type="string">
            <text:section text:style-name="Sect1" text:name="edit-questions-362342456-answer-user-input-1-wrapper">
              <text:p text:style-name="P30"> b</text:p>
            </text:section>
          </table:table-cell>
          <table:table-cell table:style-name="Table31.A1" office:value-type="string">
            <text:section text:style-name="Sect1" text:name="edit-questions-362342456-answer-user-input-1-description">
              <text:p text:style-name="P30">La protección de los procesos para que no interfieran entre sí</text:p>
            </text:section>
          </table:table-cell>
        </table:table-row>
        <table:table-row>
          <table:table-cell table:style-name="Table31.A1" office:value-type="string">
            <text:section text:style-name="Sect1" text:name="edit-questions-362342456-answer-user-input-2-wrapper">
              <text:p text:style-name="P30"> c</text:p>
            </text:section>
          </table:table-cell>
          <table:table-cell table:style-name="Table31.A1" office:value-type="string">
            <text:section text:style-name="Sect1" text:name="edit-questions-362342456-answer-user-input-2-description">
              <text:p text:style-name="P30">La carga rápida de los procesos en memoria</text:p>
            </text:section>
          </table:table-cell>
        </table:table-row>
        <table:table-row>
          <table:table-cell table:style-name="Table31.A1" office:value-type="string">
            <text:section text:style-name="Sect1" text:name="edit-questions-362342456-answer-user-input-3-wrapper">
              <text:p text:style-name="P30"> d</text:p>
            </text:section>
          </table:table-cell>
          <table:table-cell table:style-name="Table31.A1" office:value-type="string">
            <text:section text:style-name="Sect1" text:name="edit-questions-362342456-answer-user-input-3-description">
              <text:p text:style-name="P30">La reubicación de los procesos para que hagan uso de un espacio de memoria limitado</text:p>
            </text:section>
          </table:table-cell>
        </table:table-row>
      </table:table>
      <text:p text:style-name="P14"><text:span text:style-name="T12">Question 32</text:span> <text:span text:style-name="T13">(2 points)</text:span></text:p>
      <text:p text:style-name="P19"><text:span text:style-name="Strong_20_Emphasis"><text:span text:style-name="T3">Es el lenguaje de programación más usado en la creación de sistemas operativos:</text:span></text:span></text:p>
      <table:table table:name="Table32" table:style-name="Table32">
        <table:table-column table:style-name="Table32.A"/>
        <table:table-column table:style-name="Table32.B"/>
        <table:table-row>
          <table:table-cell table:style-name="Table32.A1" office:value-type="string">
            <text:section text:style-name="Sect1" text:name="edit-questions-362337554-answer-user-input-0-wrapper">
              <text:p text:style-name="P30"> a</text:p>
            </text:section>
          </table:table-cell>
          <table:table-cell table:style-name="Table32.A1" office:value-type="string">
            <text:section text:style-name="Sect1" text:name="edit-questions-362337554-answer-user-input-0-description">
              <text:p text:style-name="P30">Fortran</text:p>
            </text:section>
          </table:table-cell>
        </table:table-row>
        <table:table-row>
          <table:table-cell table:style-name="Table32.A1" office:value-type="string">
            <text:section text:style-name="Sect1" text:name="edit-questions-362337554-answer-user-input-1-wrapper">
              <text:p text:style-name="P30"> b</text:p>
            </text:section>
          </table:table-cell>
          <table:table-cell table:style-name="Table32.A1" office:value-type="string">
            <text:section text:style-name="Sect1" text:name="edit-questions-362337554-answer-user-input-1-description">
              <text:p text:style-name="P30">Lenguaje C</text:p>
            </text:section>
          </table:table-cell>
        </table:table-row>
        <text:soft-page-break/>
        <table:table-row>
          <table:table-cell table:style-name="Table32.A1" office:value-type="string">
            <text:section text:style-name="Sect1" text:name="edit-questions-362337554-answer-user-input-2-wrapper">
              <text:p text:style-name="P30"> c</text:p>
            </text:section>
          </table:table-cell>
          <table:table-cell table:style-name="Table32.A1" office:value-type="string">
            <text:section text:style-name="Sect1" text:name="edit-questions-362337554-answer-user-input-2-description">
              <text:p text:style-name="P30">Java</text:p>
            </text:section>
          </table:table-cell>
        </table:table-row>
        <table:table-row>
          <table:table-cell table:style-name="Table32.A1" office:value-type="string">
            <text:section text:style-name="Sect1" text:name="edit-questions-362337554-answer-user-input-3-wrapper">
              <text:p text:style-name="P30"> d</text:p>
            </text:section>
          </table:table-cell>
          <table:table-cell table:style-name="Table32.A1" office:value-type="string">
            <text:section text:style-name="Sect1" text:name="edit-questions-362337554-answer-user-input-3-description">
              <text:p text:style-name="P30">Basic</text:p>
            </text:section>
          </table:table-cell>
        </table:table-row>
      </table:table>
      <text:p text:style-name="P14"><text:span text:style-name="T12">Question 33</text:span> <text:span text:style-name="T13">(2 points)</text:span></text:p>
      <text:p text:style-name="P19"><text:span text:style-name="Strong_20_Emphasis"><text:span text:style-name="T3">Así se le conoce a los procesos que se ejecutan en segundo plano que realizan actividades específicas sin interactuar con el usuario:</text:span></text:span></text:p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section text:style-name="Sect1" text:name="edit-questions-362341850-answer-user-input-0-wrapper">
              <text:p text:style-name="P30"> a</text:p>
            </text:section>
          </table:table-cell>
          <table:table-cell table:style-name="Table33.A1" office:value-type="string">
            <text:section text:style-name="Sect1" text:name="edit-questions-362341850-answer-user-input-0-description">
              <text:p text:style-name="P30">Espíritus</text:p>
            </text:section>
          </table:table-cell>
        </table:table-row>
        <table:table-row>
          <table:table-cell table:style-name="Table33.A1" office:value-type="string">
            <text:section text:style-name="Sect1" text:name="edit-questions-362341850-answer-user-input-1-wrapper">
              <text:p text:style-name="P30"> b</text:p>
            </text:section>
          </table:table-cell>
          <table:table-cell table:style-name="Table33.A1" office:value-type="string">
            <text:section text:style-name="Sect1" text:name="edit-questions-362341850-answer-user-input-1-description">
              <text:p text:style-name="P30">Demonios</text:p>
            </text:section>
          </table:table-cell>
        </table:table-row>
        <table:table-row>
          <table:table-cell table:style-name="Table33.A1" office:value-type="string">
            <text:section text:style-name="Sect1" text:name="edit-questions-362341850-answer-user-input-2-wrapper">
              <text:p text:style-name="P30"> c</text:p>
            </text:section>
          </table:table-cell>
          <table:table-cell table:style-name="Table33.A1" office:value-type="string">
            <text:section text:style-name="Sect1" text:name="edit-questions-362341850-answer-user-input-2-description">
              <text:p text:style-name="P30">Actividades</text:p>
            </text:section>
          </table:table-cell>
        </table:table-row>
        <table:table-row>
          <table:table-cell table:style-name="Table33.A1" office:value-type="string">
            <text:section text:style-name="Sect1" text:name="edit-questions-362341850-answer-user-input-3-wrapper">
              <text:p text:style-name="P30"> d</text:p>
            </text:section>
          </table:table-cell>
          <table:table-cell table:style-name="Table33.A1" office:value-type="string">
            <text:section text:style-name="Sect1" text:name="edit-questions-362341850-answer-user-input-3-description">
              <text:p text:style-name="P30">Sesiones</text:p>
            </text:section>
          </table:table-cell>
        </table:table-row>
      </table:table>
      <text:p text:style-name="P14"><text:span text:style-name="T12">Question 34</text:span> <text:span text:style-name="T13">(2 points)</text:span></text:p>
      <text:p text:style-name="P19"><text:span text:style-name="Strong_20_Emphasis"><text:span text:style-name="T3">Son los dos tipos en que se clasifica el software de una computadora (seleccione dos):</text:span></text:span></text:p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section text:style-name="Sect1" text:name="edit-questions-362334368-answer-user-input-0-wrapper">
              <text:p text:style-name="P30"> a</text:p>
            </text:section>
          </table:table-cell>
          <table:table-cell table:style-name="Table34.A1" office:value-type="string">
            <text:section text:style-name="Sect1" text:name="edit-questions-362334368-answer-user-input-0-description">
              <text:p text:style-name="P30">Software de sistema</text:p>
            </text:section>
          </table:table-cell>
        </table:table-row>
        <table:table-row>
          <table:table-cell table:style-name="Table34.A1" office:value-type="string">
            <text:section text:style-name="Sect1" text:name="edit-questions-362334368-answer-user-input-1-wrapper">
              <text:p text:style-name="P30"> b</text:p>
            </text:section>
          </table:table-cell>
          <table:table-cell table:style-name="Table34.A1" office:value-type="string">
            <text:section text:style-name="Sect1" text:name="edit-questions-362334368-answer-user-input-1-description">
              <text:p text:style-name="P30">Software de especialización</text:p>
            </text:section>
          </table:table-cell>
        </table:table-row>
        <table:table-row>
          <table:table-cell table:style-name="Table34.A1" office:value-type="string">
            <text:section text:style-name="Sect1" text:name="edit-questions-362334368-answer-user-input-2-wrapper">
              <text:p text:style-name="P30"> c</text:p>
            </text:section>
          </table:table-cell>
          <table:table-cell table:style-name="Table34.A1" office:value-type="string">
            <text:section text:style-name="Sect1" text:name="edit-questions-362334368-answer-user-input-2-description">
              <text:p text:style-name="P30">Software de educación</text:p>
            </text:section>
          </table:table-cell>
        </table:table-row>
        <table:table-row>
          <table:table-cell table:style-name="Table34.A1" office:value-type="string">
            <text:section text:style-name="Sect1" text:name="edit-questions-362334368-answer-user-input-3-wrapper">
              <text:p text:style-name="P30"> d</text:p>
            </text:section>
          </table:table-cell>
          <table:table-cell table:style-name="Table34.A1" office:value-type="string">
            <text:section text:style-name="Sect1" text:name="edit-questions-362334368-answer-user-input-3-description">
              <text:p text:style-name="P30">Software de aplicación</text:p>
            </text:section>
          </table:table-cell>
        </table:table-row>
      </table:table>
      <text:p text:style-name="P14"><text:span text:style-name="T12">Question 35</text:span> <text:span text:style-name="T13">(2 points)</text:span></text:p>
      <text:p text:style-name="P19"><text:span text:style-name="Strong_20_Emphasis"><text:span text:style-name="T4">Es la interfaz entre el sistema operativo y los programas de aplicación definida por un conjunto de operaciones extendidas que el sistema operativo ofrece:</text:span></text:span></text:p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section text:style-name="Sect1" text:name="edit-questions-362340258-answer-user-input-0-wrapper">
              <text:p text:style-name="P30"> a</text:p>
            </text:section>
          </table:table-cell>
          <table:table-cell table:style-name="Table35.A1" office:value-type="string">
            <text:section text:style-name="Sect1" text:name="edit-questions-362340258-answer-user-input-0-description">
              <text:p text:style-name="P30">Llamadas a los registros</text:p>
            </text:section>
          </table:table-cell>
        </table:table-row>
        <table:table-row>
          <table:table-cell table:style-name="Table35.A1" office:value-type="string">
            <text:section text:style-name="Sect1" text:name="edit-questions-362340258-answer-user-input-1-wrapper">
              <text:p text:style-name="P30"> b</text:p>
            </text:section>
          </table:table-cell>
          <table:table-cell table:style-name="Table35.A1" office:value-type="string">
            <text:section text:style-name="Sect1" text:name="edit-questions-362340258-answer-user-input-1-description">
              <text:p text:style-name="P30">Llamadas al hardware</text:p>
            </text:section>
          </table:table-cell>
        </table:table-row>
        <table:table-row>
          <table:table-cell table:style-name="Table35.A1" office:value-type="string">
            <text:section text:style-name="Sect1" text:name="edit-questions-362340258-answer-user-input-2-wrapper">
              <text:p text:style-name="P30"> c</text:p>
            </text:section>
          </table:table-cell>
          <table:table-cell table:style-name="Table35.A1" office:value-type="string">
            <text:section text:style-name="Sect1" text:name="edit-questions-362340258-answer-user-input-2-description">
              <text:p text:style-name="P30">Llamadas al reloj interno</text:p>
            </text:section>
          </table:table-cell>
        </table:table-row>
        <table:table-row>
          <table:table-cell table:style-name="Table35.A1" office:value-type="string">
            <text:section text:style-name="Sect1" text:name="edit-questions-362340258-answer-user-input-3-wrapper">
              <text:p text:style-name="P30"> d</text:p>
            </text:section>
          </table:table-cell>
          <table:table-cell table:style-name="Table35.A1" office:value-type="string">
            <text:section text:style-name="Sect1" text:name="edit-questions-362340258-answer-user-input-3-description">
              <text:p text:style-name="P30">Llamadas al sistema</text:p>
            </text:section>
          </table:table-cell>
        </table:table-row>
      </table:table>
      <text:p text:style-name="P14"><text:span text:style-name="T12">Question 36</text:span> <text:span text:style-name="T13">(2 points)</text:span></text:p>
      <text:p text:style-name="P19"><text:span text:style-name="Strong_20_Emphasis"><text:span text:style-name="T3">Son similares a los procesos, pero mucho más ligeros y permiten ejecutar varias actividades al mismo tiempo:</text:span></text:span></text:p>
      <table:table table:name="Table36" table:style-name="Table36">
        <table:table-column table:style-name="Table36.A"/>
        <table:table-column table:style-name="Table36.B"/>
        <table:table-row>
          <table:table-cell table:style-name="Table36.A1" office:value-type="string">
            <text:section text:style-name="Sect1" text:name="edit-questions-362338970-answer-user-input-0-wrapper">
              <text:p text:style-name="P30"> a</text:p>
            </text:section>
          </table:table-cell>
          <table:table-cell table:style-name="Table36.A1" office:value-type="string">
            <text:section text:style-name="Sect1" text:name="edit-questions-362338970-answer-user-input-0-description">
              <text:p text:style-name="P30">Páginas</text:p>
            </text:section>
          </table:table-cell>
        </table:table-row>
        <table:table-row>
          <table:table-cell table:style-name="Table36.A1" office:value-type="string">
            <text:section text:style-name="Sect1" text:name="edit-questions-362338970-answer-user-input-1-wrapper">
              <text:p text:style-name="P30"> b</text:p>
            </text:section>
          </table:table-cell>
          <table:table-cell table:style-name="Table36.A1" office:value-type="string">
            <text:section text:style-name="Sect1" text:name="edit-questions-362338970-answer-user-input-1-description">
              <text:p text:style-name="P30">Procesos</text:p>
            </text:section>
          </table:table-cell>
        </table:table-row>
        <table:table-row>
          <table:table-cell table:style-name="Table36.A1" office:value-type="string">
            <text:section text:style-name="Sect1" text:name="edit-questions-362338970-answer-user-input-2-wrapper">
              <text:p text:style-name="P30"> c</text:p>
            </text:section>
          </table:table-cell>
          <table:table-cell table:style-name="Table36.A1" office:value-type="string">
            <text:section text:style-name="Sect1" text:name="edit-questions-362338970-answer-user-input-2-description">
              <text:p text:style-name="P30">Programas</text:p>
            </text:section>
          </table:table-cell>
        </table:table-row>
        <table:table-row>
          <table:table-cell table:style-name="Table36.A1" office:value-type="string">
            <text:section text:style-name="Sect1" text:name="edit-questions-362338970-answer-user-input-3-wrapper">
              <text:p text:style-name="P30"> d</text:p>
            </text:section>
          </table:table-cell>
          <table:table-cell table:style-name="Table36.A1" office:value-type="string">
            <text:section text:style-name="Sect1" text:name="edit-questions-362338970-answer-user-input-3-description">
              <text:p text:style-name="P30">Hilos</text:p>
            </text:section>
          </table:table-cell>
        </table:table-row>
      </table:table>
      <text:p text:style-name="P14"><text:span text:style-name="T12">Question 37</text:span> <text:span text:style-name="T13">(2 points)</text:span></text:p>
      <text:p text:style-name="P19"><text:span text:style-name="Strong_20_Emphasis"><text:span text:style-name="T3">Tipo de sistema operativo orientado hacia el procesamiento por lotes, transacciones y tiempo compartido:</text:span></text:span></text:p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section text:style-name="Sect1" text:name="edit-questions-362335170-answer-user-input-0-wrapper">
              <text:p text:style-name="P30"> a</text:p>
            </text:section>
          </table:table-cell>
          <table:table-cell table:style-name="Table37.A1" office:value-type="string">
            <text:section text:style-name="Sect1" text:name="edit-questions-362335170-answer-user-input-0-description">
              <text:p text:style-name="P30">Sistemas de servidor</text:p>
            </text:section>
          </table:table-cell>
        </table:table-row>
        <table:table-row>
          <table:table-cell table:style-name="Table37.A1" office:value-type="string">
            <text:section text:style-name="Sect1" text:name="edit-questions-362335170-answer-user-input-1-wrapper">
              <text:p text:style-name="P30"> b</text:p>
            </text:section>
          </table:table-cell>
          <table:table-cell table:style-name="Table37.A1" office:value-type="string">
            <text:section text:style-name="Sect1" text:name="edit-questions-362335170-answer-user-input-1-description">
              <text:p text:style-name="P30">Sistemas de bolsillo</text:p>
            </text:section>
          </table:table-cell>
        </table:table-row>
        <table:table-row>
          <table:table-cell table:style-name="Table37.A1" office:value-type="string">
            <text:section text:style-name="Sect1" text:name="edit-questions-362335170-answer-user-input-2-wrapper">
              <text:p text:style-name="P30"> c</text:p>
            </text:section>
          </table:table-cell>
          <table:table-cell table:style-name="Table37.A1" office:value-type="string">
            <text:section text:style-name="Sect1" text:name="edit-questions-362335170-answer-user-input-2-description">
              <text:p text:style-name="P30">Sistemas de mainframe</text:p>
            </text:section>
          </table:table-cell>
        </table:table-row>
        <table:table-row>
          <table:table-cell table:style-name="Table37.A1" office:value-type="string">
            <text:section text:style-name="Sect1" text:name="edit-questions-362335170-answer-user-input-3-wrapper">
              <text:p text:style-name="P30"> d</text:p>
            </text:section>
          </table:table-cell>
          <table:table-cell table:style-name="Table37.A1" office:value-type="string">
            <text:section text:style-name="Sect1" text:name="edit-questions-362335170-answer-user-input-3-description">
              <text:p text:style-name="P30">Sistemas de tiempo real</text:p>
            </text:section>
          </table:table-cell>
        </table:table-row>
      </table:table>
      <text:p text:style-name="P14"><text:span text:style-name="T12">Question 38</text:span> <text:span text:style-name="T13">(2 points)</text:span></text:p>
      <text:p text:style-name="P19"><text:span text:style-name="Strong_20_Emphasis"><text:span text:style-name="T3">Es la técnica que consiste en proporcionar muchos espacios de direcciones de memoria independientes:</text:span></text:span></text:p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section text:style-name="Sect1" text:name="edit-questions-362343212-answer-user-input-0-wrapper">
              <text:p text:style-name="P30"> a</text:p>
            </text:section>
          </table:table-cell>
          <table:table-cell table:style-name="Table38.A1" office:value-type="string">
            <text:section text:style-name="Sect1" text:name="edit-questions-362343212-answer-user-input-0-description">
              <text:p text:style-name="P30">Reubicación</text:p>
            </text:section>
          </table:table-cell>
        </table:table-row>
        <table:table-row>
          <table:table-cell table:style-name="Table38.A1" office:value-type="string">
            <text:section text:style-name="Sect1" text:name="edit-questions-362343212-answer-user-input-1-wrapper">
              <text:p text:style-name="P30"> b</text:p>
            </text:section>
          </table:table-cell>
          <table:table-cell table:style-name="Table38.A1" office:value-type="string">
            <text:section text:style-name="Sect1" text:name="edit-questions-362343212-answer-user-input-1-description">
              <text:p text:style-name="P30">Memoria física</text:p>
            </text:section>
          </table:table-cell>
        </table:table-row>
        <table:table-row>
          <table:table-cell table:style-name="Table38.A1" office:value-type="string">
            <text:section text:style-name="Sect1" text:name="edit-questions-362343212-answer-user-input-2-wrapper">
              <text:p text:style-name="P30"> c</text:p>
            </text:section>
          </table:table-cell>
          <table:table-cell table:style-name="Table38.A1" office:value-type="string">
            <text:section text:style-name="Sect1" text:name="edit-questions-362343212-answer-user-input-2-description">
              <text:p text:style-name="P30">Segmentación</text:p>
            </text:section>
          </table:table-cell>
        </table:table-row>
        <table:table-row>
          <table:table-cell table:style-name="Table38.A1" office:value-type="string">
            <text:section text:style-name="Sect1" text:name="edit-questions-362343212-answer-user-input-3-wrapper">
              <text:p text:style-name="P30"> d</text:p>
            </text:section>
          </table:table-cell>
          <table:table-cell table:style-name="Table38.A1" office:value-type="string">
            <text:section text:style-name="Sect1" text:name="edit-questions-362343212-answer-user-input-3-description">
              <text:p text:style-name="P30">Protección</text:p>
            </text:section>
          </table:table-cell>
        </table:table-row>
      </table:table>
      <text:p text:style-name="P14"><text:span text:style-name="T12">Question 39</text:span> <text:span text:style-name="T13">(2 points)</text:span></text:p>
      <text:p text:style-name="P19"><text:soft-page-break/><text:span text:style-name="Strong_20_Emphasis"><text:span text:style-name="T3">Se le llama así a cualquier programa en ejecución con sus registros, variables y datos:</text:span></text:span></text:p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section text:style-name="Sect1" text:name="edit-questions-362337814-answer-user-input-0-wrapper">
              <text:p text:style-name="P30"> a</text:p>
            </text:section>
          </table:table-cell>
          <table:table-cell table:style-name="Table39.A1" office:value-type="string">
            <text:section text:style-name="Sect1" text:name="edit-questions-362337814-answer-user-input-0-description">
              <text:p text:style-name="P30">Proceso</text:p>
            </text:section>
          </table:table-cell>
        </table:table-row>
        <table:table-row>
          <table:table-cell table:style-name="Table39.A1" office:value-type="string">
            <text:section text:style-name="Sect1" text:name="edit-questions-362337814-answer-user-input-1-wrapper">
              <text:p text:style-name="P30"> b</text:p>
            </text:section>
          </table:table-cell>
          <table:table-cell table:style-name="Table39.A1" office:value-type="string">
            <text:section text:style-name="Sect1" text:name="edit-questions-362337814-answer-user-input-1-description">
              <text:p text:style-name="P30">Hilo</text:p>
            </text:section>
          </table:table-cell>
        </table:table-row>
        <table:table-row>
          <table:table-cell table:style-name="Table39.A1" office:value-type="string">
            <text:section text:style-name="Sect1" text:name="edit-questions-362337814-answer-user-input-2-wrapper">
              <text:p text:style-name="P30"> c</text:p>
            </text:section>
          </table:table-cell>
          <table:table-cell table:style-name="Table39.A1" office:value-type="string">
            <text:section text:style-name="Sect1" text:name="edit-questions-362337814-answer-user-input-2-description">
              <text:p text:style-name="P30">Página</text:p>
            </text:section>
          </table:table-cell>
        </table:table-row>
        <table:table-row>
          <table:table-cell table:style-name="Table39.A1" office:value-type="string">
            <text:section text:style-name="Sect1" text:name="edit-questions-362337814-answer-user-input-3-wrapper">
              <text:p text:style-name="P30"> d</text:p>
            </text:section>
          </table:table-cell>
          <table:table-cell table:style-name="Table39.A1" office:value-type="string">
            <text:section text:style-name="Sect1" text:name="edit-questions-362337814-answer-user-input-3-description">
              <text:p text:style-name="P30">Marco</text:p>
            </text:section>
          </table:table-cell>
        </table:table-row>
      </table:table>
      <text:p text:style-name="P14"><text:span text:style-name="T12">Question 40</text:span> <text:span text:style-name="T13">(2 points)</text:span></text:p>
      <text:p text:style-name="P19"><text:span text:style-name="Strong_20_Emphasis"><text:span text:style-name="T3">Tipo de sistema operativo que proporcionan servicios de telefonía y ejecutan varios tipos de aplicaciones:</text:span></text:span></text:p>
      <table:table table:name="Table40" table:style-name="Table40">
        <table:table-column table:style-name="Table40.A"/>
        <table:table-column table:style-name="Table40.B"/>
        <table:table-row>
          <table:table-cell table:style-name="Table40.A1" office:value-type="string">
            <text:section text:style-name="Sect1" text:name="edit-questions-362335600-answer-user-input-0-wrapper">
              <text:p text:style-name="P30"> a</text:p>
            </text:section>
          </table:table-cell>
          <table:table-cell table:style-name="Table40.A1" office:value-type="string">
            <text:section text:style-name="Sect1" text:name="edit-questions-362335600-answer-user-input-0-description">
              <text:p text:style-name="P30">Sistemas de bolsillo</text:p>
            </text:section>
          </table:table-cell>
        </table:table-row>
        <table:table-row>
          <table:table-cell table:style-name="Table40.A1" office:value-type="string">
            <text:section text:style-name="Sect1" text:name="edit-questions-362335600-answer-user-input-1-wrapper">
              <text:p text:style-name="P30"> b</text:p>
            </text:section>
          </table:table-cell>
          <table:table-cell table:style-name="Table40.A1" office:value-type="string">
            <text:section text:style-name="Sect1" text:name="edit-questions-362335600-answer-user-input-1-description">
              <text:p text:style-name="P30">Sistemas de tiempo real</text:p>
            </text:section>
          </table:table-cell>
        </table:table-row>
        <table:table-row>
          <table:table-cell table:style-name="Table40.A1" office:value-type="string">
            <text:section text:style-name="Sect1" text:name="edit-questions-362335600-answer-user-input-2-wrapper">
              <text:p text:style-name="P30"> c</text:p>
            </text:section>
          </table:table-cell>
          <table:table-cell table:style-name="Table40.A1" office:value-type="string">
            <text:section text:style-name="Sect1" text:name="edit-questions-362335600-answer-user-input-2-description">
              <text:p text:style-name="P30">Sistemas de sensores</text:p>
            </text:section>
          </table:table-cell>
        </table:table-row>
        <table:table-row>
          <table:table-cell table:style-name="Table40.A1" office:value-type="string">
            <text:section text:style-name="Sect1" text:name="edit-questions-362335600-answer-user-input-3-wrapper">
              <text:p text:style-name="P30"> d</text:p>
            </text:section>
          </table:table-cell>
          <table:table-cell table:style-name="Table40.A1" office:value-type="string">
            <text:section text:style-name="Sect1" text:name="edit-questions-362335600-answer-user-input-3-description">
              <text:p text:style-name="P30">Sistemas integrados</text:p>
            </text:section>
          </table:table-cell>
        </table:table-row>
      </table:table>
      <text:p text:style-name="P14"><text:span text:style-name="T12">Question 41</text:span> <text:span text:style-name="T13">(2 points)</text:span></text:p>
      <text:p text:style-name="P19"><text:span text:style-name="Strong_20_Emphasis"><text:span text:style-name="T3">Es una tarea básica que realiza un sistema operativo:</text:span></text:span></text:p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string">
            <text:section text:style-name="Sect1" text:name="edit-questions-362332492-answer-user-input-0-wrapper">
              <text:p text:style-name="P30"> a</text:p>
            </text:section>
          </table:table-cell>
          <table:table-cell table:style-name="Table41.A1" office:value-type="string">
            <text:section text:style-name="Sect1" text:name="edit-questions-362332492-answer-user-input-0-description">
              <text:p text:style-name="P30">Control de procesos</text:p>
            </text:section>
          </table:table-cell>
        </table:table-row>
        <table:table-row>
          <table:table-cell table:style-name="Table41.A1" office:value-type="string">
            <text:section text:style-name="Sect1" text:name="edit-questions-362332492-answer-user-input-1-wrapper">
              <text:p text:style-name="P30"> b</text:p>
            </text:section>
          </table:table-cell>
          <table:table-cell table:style-name="Table41.A1" office:value-type="string">
            <text:section text:style-name="Sect1" text:name="edit-questions-362332492-answer-user-input-1-description">
              <text:p text:style-name="P30">Administración de memoria</text:p>
            </text:section>
          </table:table-cell>
        </table:table-row>
        <table:table-row>
          <table:table-cell table:style-name="Table41.A1" office:value-type="string">
            <text:section text:style-name="Sect1" text:name="edit-questions-362332492-answer-user-input-2-wrapper">
              <text:p text:style-name="P30"> c</text:p>
            </text:section>
          </table:table-cell>
          <table:table-cell table:style-name="Table41.A1" office:value-type="string">
            <text:section text:style-name="Sect1" text:name="edit-questions-362332492-answer-user-input-2-description">
              <text:p text:style-name="P30">Control del sistema de archivos</text:p>
            </text:section>
          </table:table-cell>
        </table:table-row>
        <table:table-row>
          <table:table-cell table:style-name="Table41.A1" office:value-type="string">
            <text:section text:style-name="Sect1" text:name="edit-questions-362332492-answer-user-input-3-wrapper">
              <text:p text:style-name="P30"> d</text:p>
            </text:section>
          </table:table-cell>
          <table:table-cell table:style-name="Table41.A1" office:value-type="string">
            <text:section text:style-name="Sect1" text:name="edit-questions-362332492-answer-user-input-3-description">
              <text:p text:style-name="P30">Control de la entrada y salida</text:p>
            </text:section>
          </table:table-cell>
        </table:table-row>
        <table:table-row>
          <table:table-cell table:style-name="Table41.A1" office:value-type="string">
            <text:section text:style-name="Sect1" text:name="edit-questions-362332492-answer-user-input-4-wrapper">
              <text:p text:style-name="P30"> e</text:p>
            </text:section>
          </table:table-cell>
          <table:table-cell table:style-name="Table41.A1" office:value-type="string">
            <text:section text:style-name="Sect1" text:name="edit-questions-362332492-answer-user-input-4-description">
              <text:p text:style-name="P30">Todas las anteriores</text:p>
            </text:section>
          </table:table-cell>
        </table:table-row>
      </table:table>
      <text:p text:style-name="P14"><text:span text:style-name="T12">Question 42</text:span> <text:span text:style-name="T13">(2 points)</text:span></text:p>
      <text:p text:style-name="P19"><text:span text:style-name="Strong_20_Emphasis"><text:span text:style-name="T3">¿Cuánto tiempo tardara en transmitirse la pantalla de un monitor de 80 x 25 a velocidades de 64000 bps?</text:span></text:span></text:p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string">
            <text:section text:style-name="Sect1" text:name="edit-questions-362341622-answer-user-input-0-wrapper">
              <text:p text:style-name="P30"> a</text:p>
            </text:section>
          </table:table-cell>
          <table:table-cell table:style-name="Table42.A1" office:value-type="string">
            <text:section text:style-name="Sect1" text:name="edit-questions-362341622-answer-user-input-0-description">
              <text:p text:style-name="P30">25 segundos</text:p>
            </text:section>
          </table:table-cell>
        </table:table-row>
        <table:table-row>
          <table:table-cell table:style-name="Table42.A1" office:value-type="string">
            <text:section text:style-name="Sect1" text:name="edit-questions-362341622-answer-user-input-1-wrapper">
              <text:p text:style-name="P30"> b</text:p>
            </text:section>
          </table:table-cell>
          <table:table-cell table:style-name="Table42.A1" office:value-type="string">
            <text:section text:style-name="Sect1" text:name="edit-questions-362341622-answer-user-input-1-description">
              <text:p text:style-name="P30">0.25 segundos</text:p>
            </text:section>
          </table:table-cell>
        </table:table-row>
        <table:table-row>
          <table:table-cell table:style-name="Table42.A1" office:value-type="string">
            <text:section text:style-name="Sect1" text:name="edit-questions-362341622-answer-user-input-2-wrapper">
              <text:p text:style-name="P30"> c</text:p>
            </text:section>
          </table:table-cell>
          <table:table-cell table:style-name="Table42.A1" office:value-type="string">
            <text:section text:style-name="Sect1" text:name="edit-questions-362341622-answer-user-input-2-description">
              <text:p text:style-name="P30">2.5 segundos</text:p>
            </text:section>
          </table:table-cell>
        </table:table-row>
        <table:table-row>
          <table:table-cell table:style-name="Table42.A1" office:value-type="string">
            <text:section text:style-name="Sect1" text:name="edit-questions-362341622-answer-user-input-3-wrapper">
              <text:p text:style-name="P30"> d</text:p>
            </text:section>
          </table:table-cell>
          <table:table-cell table:style-name="Table42.A1" office:value-type="string">
            <text:section text:style-name="Sect1" text:name="edit-questions-362341622-answer-user-input-3-description">
              <text:p text:style-name="P30">No puede transmitirse</text:p>
            </text:section>
          </table:table-cell>
        </table:table-row>
      </table:table>
      <text:p text:style-name="P14"><text:span text:style-name="T12">Question 43</text:span> <text:span text:style-name="T13">(2 points)</text:span></text:p>
      <text:p text:style-name="P19"><text:span text:style-name="T5"> </text:span><text:span text:style-name="Strong_20_Emphasis"><text:span text:style-name="T3">Es la parte de un programa que tiene acceso a memoria compartida y debe ser controlado:</text:span></text:span></text:p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section text:style-name="Sect1" text:name="edit-questions-362339838-answer-user-input-0-wrapper">
              <text:p text:style-name="P30"> a</text:p>
            </text:section>
          </table:table-cell>
          <table:table-cell table:style-name="Table43.A1" office:value-type="string">
            <text:section text:style-name="Sect1" text:name="edit-questions-362339838-answer-user-input-0-description">
              <text:p text:style-name="P30">Exclusión mutua</text:p>
            </text:section>
          </table:table-cell>
        </table:table-row>
        <table:table-row>
          <table:table-cell table:style-name="Table43.A1" office:value-type="string">
            <text:section text:style-name="Sect1" text:name="edit-questions-362339838-answer-user-input-1-wrapper">
              <text:p text:style-name="P30"> b</text:p>
            </text:section>
          </table:table-cell>
          <table:table-cell table:style-name="Table43.A1" office:value-type="string">
            <text:section text:style-name="Sect1" text:name="edit-questions-362339838-answer-user-input-1-description">
              <text:p text:style-name="P30">Semáforos</text:p>
            </text:section>
          </table:table-cell>
        </table:table-row>
        <table:table-row>
          <table:table-cell table:style-name="Table43.A1" office:value-type="string">
            <text:section text:style-name="Sect1" text:name="edit-questions-362339838-answer-user-input-2-wrapper">
              <text:p text:style-name="P30"> c</text:p>
            </text:section>
          </table:table-cell>
          <table:table-cell table:style-name="Table43.A1" office:value-type="string">
            <text:section text:style-name="Sect1" text:name="edit-questions-362339838-answer-user-input-2-description">
              <text:p text:style-name="P30">Región crítica</text:p>
            </text:section>
          </table:table-cell>
        </table:table-row>
        <table:table-row>
          <table:table-cell table:style-name="Table43.A1" office:value-type="string">
            <text:section text:style-name="Sect1" text:name="edit-questions-362339838-answer-user-input-3-wrapper">
              <text:p text:style-name="P30"> d</text:p>
            </text:section>
          </table:table-cell>
          <table:table-cell table:style-name="Table43.A1" office:value-type="string">
            <text:section text:style-name="Sect1" text:name="edit-questions-362339838-answer-user-input-3-description">
              <text:p text:style-name="P30">Barreras</text:p>
            </text:section>
          </table:table-cell>
        </table:table-row>
      </table:table>
      <text:p text:style-name="P14"><text:span text:style-name="T12">Question 44</text:span> <text:span text:style-name="T13">(2 points)</text:span></text:p>
      <text:p text:style-name="P19"><text:span text:style-name="Strong_20_Emphasis"><text:span text:style-name="T3">Es una medida implementada para evitar que varios procesos entren simultáneamente a su región crítica:</text:span></text:span></text:p>
      <table:table table:name="Table44" table:style-name="Table44">
        <table:table-column table:style-name="Table44.A"/>
        <table:table-column table:style-name="Table44.B"/>
        <table:table-row>
          <table:table-cell table:style-name="Table44.A1" office:value-type="string">
            <text:section text:style-name="Sect1" text:name="edit-questions-362339952-answer-user-input-0-wrapper">
              <text:p text:style-name="P30"> a</text:p>
            </text:section>
          </table:table-cell>
          <table:table-cell table:style-name="Table44.A1" office:value-type="string">
            <text:section text:style-name="Sect1" text:name="edit-questions-362339952-answer-user-input-0-description">
              <text:p text:style-name="P30">Exclusión mutua</text:p>
            </text:section>
          </table:table-cell>
        </table:table-row>
        <table:table-row>
          <table:table-cell table:style-name="Table44.A1" office:value-type="string">
            <text:section text:style-name="Sect1" text:name="edit-questions-362339952-answer-user-input-1-wrapper">
              <text:p text:style-name="P30"> b</text:p>
            </text:section>
          </table:table-cell>
          <table:table-cell table:style-name="Table44.A1" office:value-type="string">
            <text:section text:style-name="Sect1" text:name="edit-questions-362339952-answer-user-input-1-description">
              <text:p text:style-name="P30">Rechazo mutuo</text:p>
            </text:section>
          </table:table-cell>
        </table:table-row>
        <table:table-row>
          <table:table-cell table:style-name="Table44.A1" office:value-type="string">
            <text:section text:style-name="Sect1" text:name="edit-questions-362339952-answer-user-input-2-wrapper">
              <text:p text:style-name="P30"> c</text:p>
            </text:section>
          </table:table-cell>
          <table:table-cell table:style-name="Table44.A1" office:value-type="string">
            <text:section text:style-name="Sect1" text:name="edit-questions-362339952-answer-user-input-2-description">
              <text:p text:style-name="P30">Rechazo único</text:p>
            </text:section>
          </table:table-cell>
        </table:table-row>
        <table:table-row>
          <table:table-cell table:style-name="Table44.A1" office:value-type="string">
            <text:section text:style-name="Sect1" text:name="edit-questions-362339952-answer-user-input-3-wrapper">
              <text:p text:style-name="P30"> d</text:p>
            </text:section>
          </table:table-cell>
          <table:table-cell table:style-name="Table44.A1" office:value-type="string">
            <text:section text:style-name="Sect1" text:name="edit-questions-362339952-answer-user-input-3-description">
              <text:p text:style-name="P30">Exclusión única</text:p>
            </text:section>
          </table:table-cell>
        </table:table-row>
      </table:table>
      <text:p text:style-name="P14"><text:span text:style-name="T12">Question 45</text:span> <text:span text:style-name="T13">(2 points)</text:span></text:p>
      <text:p text:style-name="P19"><text:span text:style-name="Strong_20_Emphasis"><text:span text:style-name="T4">Es la parte del sistema operativo que se encarga del manejo de las interrupciones y de iniciar y detener procesos:</text:span></text:span></text:p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section text:style-name="Sect1" text:name="edit-questions-362338948-answer-user-input-0-wrapper">
              <text:p text:style-name="P30"> a</text:p>
            </text:section>
          </table:table-cell>
          <table:table-cell table:style-name="Table45.A1" office:value-type="string">
            <text:section text:style-name="Sect1" text:name="edit-questions-362338948-answer-user-input-0-description">
              <text:p text:style-name="P30">El planificador</text:p>
            </text:section>
          </table:table-cell>
        </table:table-row>
        <table:table-row>
          <table:table-cell table:style-name="Table45.A1" office:value-type="string">
            <text:section text:style-name="Sect1" text:name="edit-questions-362338948-answer-user-input-1-wrapper">
              <text:p text:style-name="P30"> b</text:p>
            </text:section>
          </table:table-cell>
          <table:table-cell table:style-name="Table45.A1" office:value-type="string">
            <text:section text:style-name="Sect1" text:name="edit-questions-362338948-answer-user-input-1-description">
              <text:p text:style-name="P30">El administrador</text:p>
            </text:section>
          </table:table-cell>
        </table:table-row>
        <text:soft-page-break/>
        <table:table-row>
          <table:table-cell table:style-name="Table45.A1" office:value-type="string">
            <text:section text:style-name="Sect1" text:name="edit-questions-362338948-answer-user-input-2-wrapper">
              <text:p text:style-name="P30"> c</text:p>
            </text:section>
          </table:table-cell>
          <table:table-cell table:style-name="Table45.A1" office:value-type="string">
            <text:section text:style-name="Sect1" text:name="edit-questions-362338948-answer-user-input-2-description">
              <text:p text:style-name="P30">El registro</text:p>
            </text:section>
          </table:table-cell>
        </table:table-row>
        <table:table-row>
          <table:table-cell table:style-name="Table45.A1" office:value-type="string">
            <text:section text:style-name="Sect1" text:name="edit-questions-362338948-answer-user-input-3-wrapper">
              <text:p text:style-name="P30"> d</text:p>
            </text:section>
          </table:table-cell>
          <table:table-cell table:style-name="Table45.A1" office:value-type="string">
            <text:section text:style-name="Sect1" text:name="edit-questions-362338948-answer-user-input-3-description">
              <text:p text:style-name="P30">El certificado</text:p>
            </text:section>
          </table:table-cell>
        </table:table-row>
      </table:table>
      <text:p text:style-name="P14"><text:span text:style-name="T12">Question 46</text:span> <text:span text:style-name="T13">(2 points)</text:span></text:p>
      <text:p text:style-name="P19"><text:span text:style-name="Strong_20_Emphasis"><text:span text:style-name="T3">Son algunos ejemplos de sistemas operativos que han existido a través del tiempo (selecciones tres):</text:span></text:span></text:p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section text:style-name="Sect1" text:name="edit-questions-362333130-answer-user-input-0-wrapper">
              <text:p text:style-name="P30"> a</text:p>
            </text:section>
          </table:table-cell>
          <table:table-cell table:style-name="Table46.A1" office:value-type="string">
            <text:section text:style-name="Sect1" text:name="edit-questions-362333130-answer-user-input-0-description">
              <text:p text:style-name="P30">FORTRAN</text:p>
            </text:section>
          </table:table-cell>
        </table:table-row>
        <table:table-row>
          <table:table-cell table:style-name="Table46.A1" office:value-type="string">
            <text:section text:style-name="Sect1" text:name="edit-questions-362333130-answer-user-input-1-wrapper">
              <text:p text:style-name="P30"> b</text:p>
            </text:section>
          </table:table-cell>
          <table:table-cell table:style-name="Table46.A1" office:value-type="string">
            <text:section text:style-name="Sect1" text:name="edit-questions-362333130-answer-user-input-1-description">
              <text:p text:style-name="P30">CP/M</text:p>
            </text:section>
          </table:table-cell>
        </table:table-row>
        <table:table-row>
          <table:table-cell table:style-name="Table46.A1" office:value-type="string">
            <text:section text:style-name="Sect1" text:name="edit-questions-362333130-answer-user-input-2-wrapper">
              <text:p text:style-name="P30"> c</text:p>
            </text:section>
          </table:table-cell>
          <table:table-cell table:style-name="Table46.A1" office:value-type="string">
            <text:section text:style-name="Sect1" text:name="edit-questions-362333130-answer-user-input-2-description">
              <text:p text:style-name="P30">VMS</text:p>
            </text:section>
          </table:table-cell>
        </table:table-row>
        <table:table-row>
          <table:table-cell table:style-name="Table46.A1" office:value-type="string">
            <text:section text:style-name="Sect1" text:name="edit-questions-362333130-answer-user-input-3-wrapper">
              <text:p text:style-name="P30"> d</text:p>
            </text:section>
          </table:table-cell>
          <table:table-cell table:style-name="Table46.A1" office:value-type="string">
            <text:section text:style-name="Sect1" text:name="edit-questions-362333130-answer-user-input-3-description">
              <text:p text:style-name="P30">DOS</text:p>
            </text:section>
          </table:table-cell>
        </table:table-row>
        <table:table-row>
          <table:table-cell table:style-name="Table46.A1" office:value-type="string">
            <text:section text:style-name="Sect1" text:name="edit-questions-362333130-answer-user-input-4-wrapper">
              <text:p text:style-name="P30"> e</text:p>
            </text:section>
          </table:table-cell>
          <table:table-cell table:style-name="Table46.A1" office:value-type="string">
            <text:section text:style-name="Sect1" text:name="edit-questions-362333130-answer-user-input-4-description">
              <text:p text:style-name="P30">COBOL</text:p>
            </text:section>
          </table:table-cell>
        </table:table-row>
      </table:table>
      <text:p text:style-name="P14"><text:span text:style-name="T12">Question 47</text:span> <text:span text:style-name="T13">(2 points)</text:span></text:p>
      <text:p text:style-name="P19"><text:span text:style-name="Strong_20_Emphasis"><text:span text:style-name="T3">Son sistemas operativos para sensores con radios integrados que responden a eventos externos o realizan mediciones periódicas en base a un reloj interno:</text:span></text:span></text:p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section text:style-name="Sect1" text:name="edit-questions-362340812-answer-user-input-0-wrapper">
              <text:p text:style-name="P30"> a</text:p>
            </text:section>
          </table:table-cell>
          <table:table-cell table:style-name="Table47.A1" office:value-type="string">
            <text:section text:style-name="Sect1" text:name="edit-questions-362340812-answer-user-input-0-description">
              <text:p text:style-name="P30">Sistemas de servidores</text:p>
            </text:section>
          </table:table-cell>
        </table:table-row>
        <table:table-row>
          <table:table-cell table:style-name="Table47.A1" office:value-type="string">
            <text:section text:style-name="Sect1" text:name="edit-questions-362340812-answer-user-input-1-wrapper">
              <text:p text:style-name="P30"> b</text:p>
            </text:section>
          </table:table-cell>
          <table:table-cell table:style-name="Table47.A1" office:value-type="string">
            <text:section text:style-name="Sect1" text:name="edit-questions-362340812-answer-user-input-1-description">
              <text:p text:style-name="P30">Sistemas de nodos sensores</text:p>
            </text:section>
          </table:table-cell>
        </table:table-row>
        <table:table-row>
          <table:table-cell table:style-name="Table47.A1" office:value-type="string">
            <text:section text:style-name="Sect1" text:name="edit-questions-362340812-answer-user-input-2-wrapper">
              <text:p text:style-name="P30"> c</text:p>
            </text:section>
          </table:table-cell>
          <table:table-cell table:style-name="Table47.A1" office:value-type="string">
            <text:section text:style-name="Sect1" text:name="edit-questions-362340812-answer-user-input-2-description">
              <text:p text:style-name="P30">Sistemas de tiempo real</text:p>
            </text:section>
          </table:table-cell>
        </table:table-row>
        <table:table-row>
          <table:table-cell table:style-name="Table47.A1" office:value-type="string">
            <text:section text:style-name="Sect1" text:name="edit-questions-362340812-answer-user-input-3-wrapper">
              <text:p text:style-name="P30"> d</text:p>
            </text:section>
          </table:table-cell>
          <table:table-cell table:style-name="Table47.A1" office:value-type="string">
            <text:section text:style-name="Sect1" text:name="edit-questions-362340812-answer-user-input-3-description">
              <text:p text:style-name="P30">Sistemas de bolsillo</text:p>
            </text:section>
          </table:table-cell>
        </table:table-row>
      </table:table>
      <text:p text:style-name="P14"><text:span text:style-name="T12">Question 48</text:span> <text:span text:style-name="T13">(2 points)</text:span></text:p>
      <text:p text:style-name="P19"><text:span text:style-name="Strong_20_Emphasis"><text:span text:style-name="T3">Es la capacidad de un sistema operativo de ejecutar varios procesos, conmutando rápidamente de uno a otro:</text:span></text:span></text:p>
      <table:table table:name="Table48" table:style-name="Table48">
        <table:table-column table:style-name="Table48.A"/>
        <table:table-column table:style-name="Table48.B"/>
        <table:table-row>
          <table:table-cell table:style-name="Table48.A1" office:value-type="string">
            <text:section text:style-name="Sect1" text:name="edit-questions-362338302-answer-user-input-0-wrapper">
              <text:p text:style-name="P30"> a</text:p>
            </text:section>
          </table:table-cell>
          <table:table-cell table:style-name="Table48.A1" office:value-type="string">
            <text:section text:style-name="Sect1" text:name="edit-questions-362338302-answer-user-input-0-description">
              <text:p text:style-name="P30">Paralelo</text:p>
            </text:section>
          </table:table-cell>
        </table:table-row>
        <table:table-row>
          <table:table-cell table:style-name="Table48.A1" office:value-type="string">
            <text:section text:style-name="Sect1" text:name="edit-questions-362338302-answer-user-input-1-wrapper">
              <text:p text:style-name="P30"> b</text:p>
            </text:section>
          </table:table-cell>
          <table:table-cell table:style-name="Table48.A1" office:value-type="string">
            <text:section text:style-name="Sect1" text:name="edit-questions-362338302-answer-user-input-1-description">
              <text:p text:style-name="P30">Distribuido</text:p>
            </text:section>
          </table:table-cell>
        </table:table-row>
        <table:table-row>
          <table:table-cell table:style-name="Table48.A1" office:value-type="string">
            <text:section text:style-name="Sect1" text:name="edit-questions-362338302-answer-user-input-2-wrapper">
              <text:p text:style-name="P30"> c</text:p>
            </text:section>
          </table:table-cell>
          <table:table-cell table:style-name="Table48.A1" office:value-type="string">
            <text:section text:style-name="Sect1" text:name="edit-questions-362338302-answer-user-input-2-description">
              <text:p text:style-name="P30">Concurrencia</text:p>
            </text:section>
          </table:table-cell>
        </table:table-row>
        <table:table-row>
          <table:table-cell table:style-name="Table48.A1" office:value-type="string">
            <text:section text:style-name="Sect1" text:name="edit-questions-362338302-answer-user-input-3-wrapper">
              <text:p text:style-name="P30"> d</text:p>
            </text:section>
          </table:table-cell>
          <table:table-cell table:style-name="Table48.A1" office:value-type="string">
            <text:section text:style-name="Sect1" text:name="edit-questions-362338302-answer-user-input-3-description">
              <text:p text:style-name="P30">Secuencial</text:p>
            </text:section>
          </table:table-cell>
        </table:table-row>
      </table:table>
      <text:p text:style-name="P14"><text:span text:style-name="T12">Question 49</text:span> <text:span text:style-name="T13">(2 points)</text:span></text:p>
      <text:p text:style-name="P19"><text:span text:style-name="Strong_20_Emphasis"><text:span text:style-name="T3">Es el proceso que consiste en llevar un programa completo a memoria, ejecutarlo un tiempo y regresarlo a disco:</text:span></text:span></text:p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section text:style-name="Sect1" text:name="edit-questions-362340162-answer-user-input-0-wrapper">
              <text:p text:style-name="P30"> a</text:p>
            </text:section>
          </table:table-cell>
          <table:table-cell table:style-name="Table49.A1" office:value-type="string">
            <text:section text:style-name="Sect1" text:name="edit-questions-362340162-answer-user-input-0-description">
              <text:p text:style-name="P30">Intercambio</text:p>
            </text:section>
          </table:table-cell>
        </table:table-row>
        <table:table-row>
          <table:table-cell table:style-name="Table49.A1" office:value-type="string">
            <text:section text:style-name="Sect1" text:name="edit-questions-362340162-answer-user-input-1-wrapper">
              <text:p text:style-name="P30"> b</text:p>
            </text:section>
          </table:table-cell>
          <table:table-cell table:style-name="Table49.A1" office:value-type="string">
            <text:section text:style-name="Sect1" text:name="edit-questions-362340162-answer-user-input-1-description">
              <text:p text:style-name="P30">Sobrepuestos</text:p>
            </text:section>
          </table:table-cell>
        </table:table-row>
        <table:table-row>
          <table:table-cell table:style-name="Table49.A1" office:value-type="string">
            <text:section text:style-name="Sect1" text:name="edit-questions-362340162-answer-user-input-2-wrapper">
              <text:p text:style-name="P30"> c</text:p>
            </text:section>
          </table:table-cell>
          <table:table-cell table:style-name="Table49.A1" office:value-type="string">
            <text:section text:style-name="Sect1" text:name="edit-questions-362340162-answer-user-input-2-description">
              <text:p text:style-name="P30">Subida</text:p>
            </text:section>
          </table:table-cell>
        </table:table-row>
        <table:table-row>
          <table:table-cell table:style-name="Table49.A1" office:value-type="string">
            <text:section text:style-name="Sect1" text:name="edit-questions-362340162-answer-user-input-3-wrapper">
              <text:p text:style-name="P30"> d</text:p>
            </text:section>
          </table:table-cell>
          <table:table-cell table:style-name="Table49.A1" office:value-type="string">
            <text:section text:style-name="Sect1" text:name="edit-questions-362340162-answer-user-input-3-description">
              <text:p text:style-name="P30">Carga</text:p>
            </text:section>
          </table:table-cell>
        </table:table-row>
      </table:table>
      <text:p text:style-name="P14"><text:span text:style-name="T12">Question 50</text:span> <text:span text:style-name="T13">(2 points)</text:span></text:p>
      <text:p text:style-name="P19"><text:span text:style-name="Strong_20_Emphasis"><text:span text:style-name="T3">Es el tipo de diseño más común de un sistema operativo, que se ejecuta como un solo programa en modo kernel:</text:span></text:span></text:p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section text:style-name="Sect1" text:name="edit-questions-362337142-answer-user-input-0-wrapper">
              <text:p text:style-name="P30"> a</text:p>
            </text:section>
          </table:table-cell>
          <table:table-cell table:style-name="Table50.A1" office:value-type="string">
            <text:section text:style-name="Sect1" text:name="edit-questions-362337142-answer-user-input-0-description">
              <text:p text:style-name="P30">Sistema monolítico</text:p>
            </text:section>
          </table:table-cell>
        </table:table-row>
        <table:table-row>
          <table:table-cell table:style-name="Table50.A1" office:value-type="string">
            <text:section text:style-name="Sect1" text:name="edit-questions-362337142-answer-user-input-1-wrapper">
              <text:p text:style-name="P30"> b</text:p>
            </text:section>
          </table:table-cell>
          <table:table-cell table:style-name="Table50.A1" office:value-type="string">
            <text:section text:style-name="Sect1" text:name="edit-questions-362337142-answer-user-input-1-description">
              <text:p text:style-name="P30">Microkernel</text:p>
            </text:section>
          </table:table-cell>
        </table:table-row>
        <table:table-row>
          <table:table-cell table:style-name="Table50.A1" office:value-type="string">
            <text:section text:style-name="Sect1" text:name="edit-questions-362337142-answer-user-input-2-wrapper">
              <text:p text:style-name="P30"> c</text:p>
            </text:section>
          </table:table-cell>
          <table:table-cell table:style-name="Table50.A1" office:value-type="string">
            <text:section text:style-name="Sect1" text:name="edit-questions-362337142-answer-user-input-2-description">
              <text:p text:style-name="P30">Multicapa</text:p>
            </text:section>
          </table:table-cell>
        </table:table-row>
        <table:table-row>
          <table:table-cell table:style-name="Table50.A1" office:value-type="string">
            <text:section text:style-name="Sect1" text:name="edit-questions-362337142-answer-user-input-3-wrapper">
              <text:p text:style-name="P30"> d</text:p>
            </text:section>
          </table:table-cell>
          <table:table-cell table:style-name="Table50.A1" office:value-type="string">
            <text:section text:style-name="Sect1" text:name="edit-questions-362337142-answer-user-input-3-description">
              <text:p text:style-name="P30">Sistema de servidor</text:p>
            </text:section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Grande" svg:font-family="'Lucida Grande', Tahoma, Verdana, Arial, sans-serif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Adobe Blank" style:font-family-asian="'Adobe Blan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7:03:31.975344048</meta:creation-date>
    <dc:date>2017-02-14T17:06:30.531592710</dc:date>
    <meta:editing-duration>PT2M59S</meta:editing-duration>
    <meta:editing-cycles>1</meta:editing-cycles>
    <meta:document-statistic meta:table-count="50" meta:image-count="0" meta:object-count="0" meta:page-count="8" meta:paragraph-count="513" meta:word-count="1924" meta:character-count="11006" meta:non-whitespace-character-count="9386"/>
    <meta:generator>LibreOffice/5.3.0.3$Linux_X86_64 LibreOffice_project/30m0$Build-3</meta:generator>
  </office:meta>
</office:document-meta>
</file>